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5-07-31 14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0088" calcext:value-type="float">
            <text:p>10.61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5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0088" calcext:value-type="float">
            <text:p>10.61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5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3992" calcext:value-type="float">
            <text:p>10.60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5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0088" calcext:value-type="float">
            <text:p>10.61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5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7896" calcext:value-type="float">
            <text:p>10.59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5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5704" calcext:value-type="float">
            <text:p>10.58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5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8376" calcext:value-type="float">
            <text:p>10.62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5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5224" calcext:value-type="float">
            <text:p>10.55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5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4744" calcext:value-type="float">
            <text:p>10.52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5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2176" calcext:value-type="float">
            <text:p>10.55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5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8376" calcext:value-type="float">
            <text:p>10.62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5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5808" calcext:value-type="float">
            <text:p>10.65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5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8752" calcext:value-type="float">
            <text:p>10.58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5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6184" calcext:value-type="float">
            <text:p>10.61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5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276" calcext:value-type="float">
            <text:p>10.65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5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0944" calcext:value-type="float">
            <text:p>10.60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5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2656" calcext:value-type="float">
            <text:p>10.58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5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3512" calcext:value-type="float">
            <text:p>10.57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5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4368" calcext:value-type="float">
            <text:p>10.56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5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7416" calcext:value-type="float">
            <text:p>10.56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5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18" calcext:value-type="float">
            <text:p>10.59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5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3136" calcext:value-type="float">
            <text:p>10.61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5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9232" calcext:value-type="float">
            <text:p>10.61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5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228" calcext:value-type="float">
            <text:p>10.62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5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704" calcext:value-type="float">
            <text:p>10.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5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5704" calcext:value-type="float">
            <text:p>10.58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5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2176" calcext:value-type="float">
            <text:p>10.55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5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2656" calcext:value-type="float">
            <text:p>10.58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5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4472" calcext:value-type="float">
            <text:p>10.63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5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1424" calcext:value-type="float">
            <text:p>10.63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5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8376" calcext:value-type="float">
            <text:p>10.62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5704" calcext:value-type="float">
            <text:p>10.58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5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7896" calcext:value-type="float">
            <text:p>10.59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5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7416" calcext:value-type="float">
            <text:p>10.56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5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56" calcext:value-type="float">
            <text:p>10.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5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0464" calcext:value-type="float">
            <text:p>10.57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5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0088" calcext:value-type="float">
            <text:p>10.61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5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5704" calcext:value-type="float">
            <text:p>10.58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5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3512" calcext:value-type="float">
            <text:p>10.57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5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5704" calcext:value-type="float">
            <text:p>10.58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5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8272" calcext:value-type="float">
            <text:p>10.55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5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228" calcext:value-type="float">
            <text:p>10.62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5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5328" calcext:value-type="float">
            <text:p>10.62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5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2656" calcext:value-type="float">
            <text:p>10.58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5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9984" calcext:value-type="float">
            <text:p>10.53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5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036" calcext:value-type="float">
            <text:p>10.50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5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9024" calcext:value-type="float">
            <text:p>10.47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5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3408" calcext:value-type="float">
            <text:p>10.50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5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3408" calcext:value-type="float">
            <text:p>10.50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5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7792" calcext:value-type="float">
            <text:p>10.52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5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1216" calcext:value-type="float">
            <text:p>10.49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5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8168" calcext:value-type="float">
            <text:p>10.48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5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512" calcext:value-type="float">
            <text:p>10.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5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036" calcext:value-type="float">
            <text:p>10.50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5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3888" calcext:value-type="float">
            <text:p>10.53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5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036" calcext:value-type="float">
            <text:p>10.50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5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3784" calcext:value-type="float">
            <text:p>10.46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5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6728" calcext:value-type="float">
            <text:p>10.39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5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6728" calcext:value-type="float">
            <text:p>10.39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5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3304" calcext:value-type="float">
            <text:p>10.43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5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9504" calcext:value-type="float">
            <text:p>10.50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0568" calcext:value-type="float">
            <text:p>10.64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5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0464" calcext:value-type="float">
            <text:p>10.57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5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6456" calcext:value-type="float">
            <text:p>10.50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5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3304" calcext:value-type="float">
            <text:p>10.43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5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5016" calcext:value-type="float">
            <text:p>10.41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5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2448" calcext:value-type="float">
            <text:p>10.44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5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5976" calcext:value-type="float">
            <text:p>10.47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5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9504" calcext:value-type="float">
            <text:p>10.50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5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6936" calcext:value-type="float">
            <text:p>10.53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5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2552" calcext:value-type="float">
            <text:p>10.51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5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9608" calcext:value-type="float">
            <text:p>10.57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5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4096" calcext:value-type="float">
            <text:p>10.67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5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42" calcext:value-type="float">
            <text:p>10.74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5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944" calcext:value-type="float">
            <text:p>10.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5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5056" calcext:value-type="float">
            <text:p>10.73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5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372" calcext:value-type="float">
            <text:p>10.71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5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4952" calcext:value-type="float">
            <text:p>10.66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5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4472" calcext:value-type="float">
            <text:p>10.63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5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2656" calcext:value-type="float">
            <text:p>10.58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5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5704" calcext:value-type="float">
            <text:p>10.58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5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4472" calcext:value-type="float">
            <text:p>10.63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5-05-08 15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9232" calcext:value-type="float">
            <text:p>10.61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5-04-02 16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4096" calcext:value-type="float">
            <text:p>10.67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5-01-28 18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3344" calcext:value-type="float">
            <text:p>10.75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4-11-07 16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9336" calcext:value-type="float">
            <text:p>10.68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4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6288" calcext:value-type="float">
            <text:p>10.68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4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1048" calcext:value-type="float">
            <text:p>10.67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4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0192" calcext:value-type="float">
            <text:p>10.68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4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324" calcext:value-type="float">
            <text:p>10.68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4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6288" calcext:value-type="float">
            <text:p>10.68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4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1048" calcext:value-type="float">
            <text:p>10.67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8856" calcext:value-type="float">
            <text:p>10.65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4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9712" calcext:value-type="float">
            <text:p>10.64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4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1904" calcext:value-type="float">
            <text:p>10.66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4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8856" calcext:value-type="float">
            <text:p>10.65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4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0568" calcext:value-type="float">
            <text:p>10.64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4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704" calcext:value-type="float">
            <text:p>10.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4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704" calcext:value-type="float">
            <text:p>10.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4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9232" calcext:value-type="float">
            <text:p>10.61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4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5328" calcext:value-type="float">
            <text:p>10.62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4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0568" calcext:value-type="float">
            <text:p>10.64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4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752" calcext:value-type="float">
            <text:p>10.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4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8376" calcext:value-type="float">
            <text:p>10.62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4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228" calcext:value-type="float">
            <text:p>10.62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4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6184" calcext:value-type="float">
            <text:p>10.61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4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8376" calcext:value-type="float">
            <text:p>10.62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4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9232" calcext:value-type="float">
            <text:p>10.61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4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2656" calcext:value-type="float">
            <text:p>10.58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4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132" calcext:value-type="float">
            <text:p>10.56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4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9608" calcext:value-type="float">
            <text:p>10.57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4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9608" calcext:value-type="float">
            <text:p>10.57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4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2176" calcext:value-type="float">
            <text:p>10.55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4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084" calcext:value-type="float">
            <text:p>10.53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4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9504" calcext:value-type="float">
            <text:p>10.50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4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6456" calcext:value-type="float">
            <text:p>10.50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4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9504" calcext:value-type="float">
            <text:p>10.50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4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7792" calcext:value-type="float">
            <text:p>10.52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4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4744" calcext:value-type="float">
            <text:p>10.52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4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2552" calcext:value-type="float">
            <text:p>10.51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4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1216" calcext:value-type="float">
            <text:p>10.49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4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9024" calcext:value-type="float">
            <text:p>10.47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4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1216" calcext:value-type="float">
            <text:p>10.49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1216" calcext:value-type="float">
            <text:p>10.49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4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2072" calcext:value-type="float">
            <text:p>10.48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4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8168" calcext:value-type="float">
            <text:p>10.48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4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9024" calcext:value-type="float">
            <text:p>10.47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4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988" calcext:value-type="float">
            <text:p>10.46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4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988" calcext:value-type="float">
            <text:p>10.46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4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988" calcext:value-type="float">
            <text:p>10.46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4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988" calcext:value-type="float">
            <text:p>10.46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4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4264" calcext:value-type="float">
            <text:p>10.49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4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8648" calcext:value-type="float">
            <text:p>10.51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4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9128" calcext:value-type="float">
            <text:p>10.54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4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3512" calcext:value-type="float">
            <text:p>10.57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4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0944" calcext:value-type="float">
            <text:p>10.60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4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0088" calcext:value-type="float">
            <text:p>10.61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4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3992" calcext:value-type="float">
            <text:p>10.60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4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3992" calcext:value-type="float">
            <text:p>10.60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4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704" calcext:value-type="float">
            <text:p>10.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4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3992" calcext:value-type="float">
            <text:p>10.60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4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0944" calcext:value-type="float">
            <text:p>10.60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4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7896" calcext:value-type="float">
            <text:p>10.59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4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8752" calcext:value-type="float">
            <text:p>10.58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4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0464" calcext:value-type="float">
            <text:p>10.57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4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608" calcext:value-type="float">
            <text:p>10.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4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608" calcext:value-type="float">
            <text:p>10.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4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3512" calcext:value-type="float">
            <text:p>10.57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4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8752" calcext:value-type="float">
            <text:p>10.58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4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2656" calcext:value-type="float">
            <text:p>10.58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4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7416" calcext:value-type="float">
            <text:p>10.56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4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9128" calcext:value-type="float">
            <text:p>10.54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4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3032" calcext:value-type="float">
            <text:p>10.54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2176" calcext:value-type="float">
            <text:p>10.55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4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4368" calcext:value-type="float">
            <text:p>10.56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4-08-29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8752" calcext:value-type="float">
            <text:p>10.58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4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1656" calcext:value-type="float">
            <text:p>10.20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4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2512" calcext:value-type="float">
            <text:p>10.19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4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7752" calcext:value-type="float">
            <text:p>10.20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4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5184" calcext:value-type="float">
            <text:p>10.23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4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2616" calcext:value-type="float">
            <text:p>10.26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4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6144" calcext:value-type="float">
            <text:p>10.29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4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0528" calcext:value-type="float">
            <text:p>10.32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4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8816" calcext:value-type="float">
            <text:p>10.33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4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844" calcext:value-type="float">
            <text:p>10.37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4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7584" calcext:value-type="float">
            <text:p>10.38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4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4536" calcext:value-type="float">
            <text:p>10.38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4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3784" calcext:value-type="float">
            <text:p>10.46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4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7792" calcext:value-type="float">
            <text:p>10.52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4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2176" calcext:value-type="float">
            <text:p>10.55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4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8272" calcext:value-type="float">
            <text:p>10.55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4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5224" calcext:value-type="float">
            <text:p>10.55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4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2176" calcext:value-type="float">
            <text:p>10.55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4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608" calcext:value-type="float">
            <text:p>10.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4-07-30 13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5224" calcext:value-type="float">
            <text:p>10.55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4-06-27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5976" calcext:value-type="float">
            <text:p>10.47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4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272" calcext:value-type="float">
            <text:p>10.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4-05-29 14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4056" calcext:value-type="float">
            <text:p>10.35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4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368" calcext:value-type="float">
            <text:p>10.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4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6248" calcext:value-type="float">
            <text:p>10.36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4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9296" calcext:value-type="float">
            <text:p>10.36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4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9776" calcext:value-type="float">
            <text:p>10.39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4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1112" calcext:value-type="float">
            <text:p>10.42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4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1968" calcext:value-type="float">
            <text:p>10.41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4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1488" calcext:value-type="float">
            <text:p>10.38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4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32" calcext:value-type="float">
            <text:p>10.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4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7104" calcext:value-type="float">
            <text:p>10.35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4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4536" calcext:value-type="float">
            <text:p>10.38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4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1968" calcext:value-type="float">
            <text:p>10.41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4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5496" calcext:value-type="float">
            <text:p>10.44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4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084" calcext:value-type="float">
            <text:p>10.53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4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2176" calcext:value-type="float">
            <text:p>10.55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4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6456" calcext:value-type="float">
            <text:p>10.50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4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9024" calcext:value-type="float">
            <text:p>10.47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4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1592" calcext:value-type="float">
            <text:p>10.45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4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7688" calcext:value-type="float">
            <text:p>10.45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4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988" calcext:value-type="float">
            <text:p>10.46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4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3408" calcext:value-type="float">
            <text:p>10.50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4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3512" calcext:value-type="float">
            <text:p>10.57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4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8752" calcext:value-type="float">
            <text:p>10.58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4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132" calcext:value-type="float">
            <text:p>10.56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4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988" calcext:value-type="float">
            <text:p>10.46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4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6352" calcext:value-type="float">
            <text:p>10.43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4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3576" calcext:value-type="float">
            <text:p>10.32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4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1488" calcext:value-type="float">
            <text:p>10.38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4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892" calcext:value-type="float">
            <text:p>10.40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6352" calcext:value-type="float">
            <text:p>10.43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4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0736" calcext:value-type="float">
            <text:p>10.46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4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94" calcext:value-type="float">
            <text:p>10.43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4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4912" calcext:value-type="float">
            <text:p>10.34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4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796" calcext:value-type="float">
            <text:p>10.34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4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8816" calcext:value-type="float">
            <text:p>10.33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4-04-15 17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8816" calcext:value-type="float">
            <text:p>10.33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4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0528" calcext:value-type="float">
            <text:p>10.32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4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1112" calcext:value-type="float">
            <text:p>10.42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4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416" calcext:value-type="float">
            <text:p>10.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4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1216" calcext:value-type="float">
            <text:p>10.49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4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3784" calcext:value-type="float">
            <text:p>10.46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4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464" calcext:value-type="float">
            <text:p>10.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4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2448" calcext:value-type="float">
            <text:p>10.44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4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8544" calcext:value-type="float">
            <text:p>10.44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4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2448" calcext:value-type="float">
            <text:p>10.44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4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416" calcext:value-type="float">
            <text:p>10.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4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1112" calcext:value-type="float">
            <text:p>10.42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4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416" calcext:value-type="float">
            <text:p>10.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4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2448" calcext:value-type="float">
            <text:p>10.44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4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6832" calcext:value-type="float">
            <text:p>10.46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4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988" calcext:value-type="float">
            <text:p>10.46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4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5976" calcext:value-type="float">
            <text:p>10.47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6832" calcext:value-type="float">
            <text:p>10.46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4-01-30 17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7688" calcext:value-type="float">
            <text:p>10.45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3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5704" calcext:value-type="float">
            <text:p>10.58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3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8272" calcext:value-type="float">
            <text:p>10.55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3512" calcext:value-type="float">
            <text:p>10.57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3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4848" calcext:value-type="float">
            <text:p>10.59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3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0944" calcext:value-type="float">
            <text:p>10.60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3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0088" calcext:value-type="float">
            <text:p>10.61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3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18" calcext:value-type="float">
            <text:p>10.59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3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5704" calcext:value-type="float">
            <text:p>10.58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3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8648" calcext:value-type="float">
            <text:p>10.51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3-10-17 15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8168" calcext:value-type="float">
            <text:p>10.48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3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8168" calcext:value-type="float">
            <text:p>10.48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3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4264" calcext:value-type="float">
            <text:p>10.49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3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7312" calcext:value-type="float">
            <text:p>10.49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3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036" calcext:value-type="float">
            <text:p>10.50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3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512" calcext:value-type="float">
            <text:p>10.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3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4264" calcext:value-type="float">
            <text:p>10.49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3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7792" calcext:value-type="float">
            <text:p>10.52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3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6936" calcext:value-type="float">
            <text:p>10.53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3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6936" calcext:value-type="float">
            <text:p>10.53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3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4744" calcext:value-type="float">
            <text:p>10.52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3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4744" calcext:value-type="float">
            <text:p>10.52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3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56" calcext:value-type="float">
            <text:p>10.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084" calcext:value-type="float">
            <text:p>10.53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3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3032" calcext:value-type="float">
            <text:p>10.54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3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608" calcext:value-type="float">
            <text:p>10.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3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6936" calcext:value-type="float">
            <text:p>10.53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3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3888" calcext:value-type="float">
            <text:p>10.53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3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2176" calcext:value-type="float">
            <text:p>10.55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3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132" calcext:value-type="float">
            <text:p>10.56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3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7896" calcext:value-type="float">
            <text:p>10.59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3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1424" calcext:value-type="float">
            <text:p>10.63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3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1424" calcext:value-type="float">
            <text:p>10.63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3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228" calcext:value-type="float">
            <text:p>10.62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3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0944" calcext:value-type="float">
            <text:p>10.60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3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7896" calcext:value-type="float">
            <text:p>10.59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3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7896" calcext:value-type="float">
            <text:p>10.59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3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0464" calcext:value-type="float">
            <text:p>10.57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3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0944" calcext:value-type="float">
            <text:p>10.60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3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704" calcext:value-type="float">
            <text:p>10.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3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3992" calcext:value-type="float">
            <text:p>10.60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3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0088" calcext:value-type="float">
            <text:p>10.61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3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3136" calcext:value-type="float">
            <text:p>10.61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3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0088" calcext:value-type="float">
            <text:p>10.61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3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0944" calcext:value-type="float">
            <text:p>10.60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3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5704" calcext:value-type="float">
            <text:p>10.58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3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656" calcext:value-type="float">
            <text:p>10.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3-09-06 15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0944" calcext:value-type="float">
            <text:p>10.60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3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6184" calcext:value-type="float">
            <text:p>10.61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3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1424" calcext:value-type="float">
            <text:p>10.63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3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0568" calcext:value-type="float">
            <text:p>10.64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3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4472" calcext:value-type="float">
            <text:p>10.63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3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752" calcext:value-type="float">
            <text:p>10.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3-08-31 14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9232" calcext:value-type="float">
            <text:p>10.61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3-08-28 17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752" calcext:value-type="float">
            <text:p>10.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3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5328" calcext:value-type="float">
            <text:p>10.62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3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8376" calcext:value-type="float">
            <text:p>10.62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3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752" calcext:value-type="float">
            <text:p>10.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3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276" calcext:value-type="float">
            <text:p>10.65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3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276" calcext:value-type="float">
            <text:p>10.65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3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276" calcext:value-type="float">
            <text:p>10.65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3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3616" calcext:value-type="float">
            <text:p>10.64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3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4472" calcext:value-type="float">
            <text:p>10.63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3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3136" calcext:value-type="float">
            <text:p>10.61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3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8752" calcext:value-type="float">
            <text:p>10.58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3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0944" calcext:value-type="float">
            <text:p>10.60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3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704" calcext:value-type="float">
            <text:p>10.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3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3136" calcext:value-type="float">
            <text:p>10.61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3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228" calcext:value-type="float">
            <text:p>10.62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3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6184" calcext:value-type="float">
            <text:p>10.61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3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704" calcext:value-type="float">
            <text:p>10.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3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9232" calcext:value-type="float">
            <text:p>10.61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3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0088" calcext:value-type="float">
            <text:p>10.61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3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752" calcext:value-type="float">
            <text:p>10.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3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752" calcext:value-type="float">
            <text:p>10.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3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752" calcext:value-type="float">
            <text:p>10.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3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0568" calcext:value-type="float">
            <text:p>10.64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3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3616" calcext:value-type="float">
            <text:p>10.64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3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0568" calcext:value-type="float">
            <text:p>10.64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3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8376" calcext:value-type="float">
            <text:p>10.62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6184" calcext:value-type="float">
            <text:p>10.61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3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9712" calcext:value-type="float">
            <text:p>10.64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3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752" calcext:value-type="float">
            <text:p>10.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3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1424" calcext:value-type="float">
            <text:p>10.63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3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228" calcext:value-type="float">
            <text:p>10.62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3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0088" calcext:value-type="float">
            <text:p>10.61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3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4848" calcext:value-type="float">
            <text:p>10.59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3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18" calcext:value-type="float">
            <text:p>10.59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3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4848" calcext:value-type="float">
            <text:p>10.59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3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3992" calcext:value-type="float">
            <text:p>10.60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3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0944" calcext:value-type="float">
            <text:p>10.60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3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18" calcext:value-type="float">
            <text:p>10.59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3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8752" calcext:value-type="float">
            <text:p>10.58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3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0944" calcext:value-type="float">
            <text:p>10.60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3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7896" calcext:value-type="float">
            <text:p>10.59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3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4848" calcext:value-type="float">
            <text:p>10.59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3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8752" calcext:value-type="float">
            <text:p>10.58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3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2656" calcext:value-type="float">
            <text:p>10.58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3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3512" calcext:value-type="float">
            <text:p>10.57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3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18" calcext:value-type="float">
            <text:p>10.59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3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7896" calcext:value-type="float">
            <text:p>10.59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3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7896" calcext:value-type="float">
            <text:p>10.59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3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7896" calcext:value-type="float">
            <text:p>10.59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3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4848" calcext:value-type="float">
            <text:p>10.59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3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8752" calcext:value-type="float">
            <text:p>10.58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3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8752" calcext:value-type="float">
            <text:p>10.58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3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4848" calcext:value-type="float">
            <text:p>10.59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3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0944" calcext:value-type="float">
            <text:p>10.60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8752" calcext:value-type="float">
            <text:p>10.58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3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2656" calcext:value-type="float">
            <text:p>10.58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3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7416" calcext:value-type="float">
            <text:p>10.56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3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0464" calcext:value-type="float">
            <text:p>10.57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3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9608" calcext:value-type="float">
            <text:p>10.57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3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5704" calcext:value-type="float">
            <text:p>10.58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3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5704" calcext:value-type="float">
            <text:p>10.58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3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5704" calcext:value-type="float">
            <text:p>10.58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3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3512" calcext:value-type="float">
            <text:p>10.57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3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3512" calcext:value-type="float">
            <text:p>10.57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3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8272" calcext:value-type="float">
            <text:p>10.55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3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608" calcext:value-type="float">
            <text:p>10.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3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7792" calcext:value-type="float">
            <text:p>10.52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3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56" calcext:value-type="float">
            <text:p>10.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3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7792" calcext:value-type="float">
            <text:p>10.52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3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7792" calcext:value-type="float">
            <text:p>10.52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3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6936" calcext:value-type="float">
            <text:p>10.53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3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3032" calcext:value-type="float">
            <text:p>10.54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3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5224" calcext:value-type="float">
            <text:p>10.55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3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5224" calcext:value-type="float">
            <text:p>10.55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3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9984" calcext:value-type="float">
            <text:p>10.53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3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3888" calcext:value-type="float">
            <text:p>10.53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3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6936" calcext:value-type="float">
            <text:p>10.53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3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6936" calcext:value-type="float">
            <text:p>10.53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3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9984" calcext:value-type="float">
            <text:p>10.53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3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2176" calcext:value-type="float">
            <text:p>10.55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3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0464" calcext:value-type="float">
            <text:p>10.57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3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704" calcext:value-type="float">
            <text:p>10.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3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3136" calcext:value-type="float">
            <text:p>10.61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3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5328" calcext:value-type="float">
            <text:p>10.62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6184" calcext:value-type="float">
            <text:p>10.61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3-05-30 15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9232" calcext:value-type="float">
            <text:p>10.61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3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3136" calcext:value-type="float">
            <text:p>10.61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3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704" calcext:value-type="float">
            <text:p>10.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3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3992" calcext:value-type="float">
            <text:p>10.60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3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656" calcext:value-type="float">
            <text:p>10.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3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7416" calcext:value-type="float">
            <text:p>10.56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3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132" calcext:value-type="float">
            <text:p>10.56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3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9608" calcext:value-type="float">
            <text:p>10.57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3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2656" calcext:value-type="float">
            <text:p>10.58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3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3512" calcext:value-type="float">
            <text:p>10.57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3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18" calcext:value-type="float">
            <text:p>10.59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3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4848" calcext:value-type="float">
            <text:p>10.59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3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8752" calcext:value-type="float">
            <text:p>10.58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3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0464" calcext:value-type="float">
            <text:p>10.57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3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7416" calcext:value-type="float">
            <text:p>10.56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3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4368" calcext:value-type="float">
            <text:p>10.56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3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5224" calcext:value-type="float">
            <text:p>10.55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3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2176" calcext:value-type="float">
            <text:p>10.55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3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608" calcext:value-type="float">
            <text:p>10.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3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9984" calcext:value-type="float">
            <text:p>10.53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3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4744" calcext:value-type="float">
            <text:p>10.52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3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9504" calcext:value-type="float">
            <text:p>10.50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3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036" calcext:value-type="float">
            <text:p>10.50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3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3408" calcext:value-type="float">
            <text:p>10.50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3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4264" calcext:value-type="float">
            <text:p>10.49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3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0736" calcext:value-type="float">
            <text:p>10.46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3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94" calcext:value-type="float">
            <text:p>10.43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3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0256" calcext:value-type="float">
            <text:p>10.43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3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0256" calcext:value-type="float">
            <text:p>10.43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3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3304" calcext:value-type="float">
            <text:p>10.43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8544" calcext:value-type="float">
            <text:p>10.44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3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6456" calcext:value-type="float">
            <text:p>10.50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3-04-28 18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3032" calcext:value-type="float">
            <text:p>10.54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3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4744" calcext:value-type="float">
            <text:p>10.52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3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56" calcext:value-type="float">
            <text:p>10.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3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6456" calcext:value-type="float">
            <text:p>10.50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3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3408" calcext:value-type="float">
            <text:p>10.50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3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6456" calcext:value-type="float">
            <text:p>10.50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3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9984" calcext:value-type="float">
            <text:p>10.53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3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132" calcext:value-type="float">
            <text:p>10.56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3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5224" calcext:value-type="float">
            <text:p>10.55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3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7792" calcext:value-type="float">
            <text:p>10.52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3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6456" calcext:value-type="float">
            <text:p>10.50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3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6456" calcext:value-type="float">
            <text:p>10.50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3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084" calcext:value-type="float">
            <text:p>10.53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3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9128" calcext:value-type="float">
            <text:p>10.54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3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2176" calcext:value-type="float">
            <text:p>10.55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3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132" calcext:value-type="float">
            <text:p>10.56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3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2656" calcext:value-type="float">
            <text:p>10.58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3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9608" calcext:value-type="float">
            <text:p>10.57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3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8752" calcext:value-type="float">
            <text:p>10.58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3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8752" calcext:value-type="float">
            <text:p>10.58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3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2656" calcext:value-type="float">
            <text:p>10.58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3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5224" calcext:value-type="float">
            <text:p>10.55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3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084" calcext:value-type="float">
            <text:p>10.53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3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3032" calcext:value-type="float">
            <text:p>10.54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3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3032" calcext:value-type="float">
            <text:p>10.54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3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6936" calcext:value-type="float">
            <text:p>10.53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3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9984" calcext:value-type="float">
            <text:p>10.53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3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56" calcext:value-type="float">
            <text:p>10.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4368" calcext:value-type="float">
            <text:p>10.56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3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5224" calcext:value-type="float">
            <text:p>10.55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3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084" calcext:value-type="float">
            <text:p>10.53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3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4744" calcext:value-type="float">
            <text:p>10.52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3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1696" calcext:value-type="float">
            <text:p>10.52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3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036" calcext:value-type="float">
            <text:p>10.50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3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4744" calcext:value-type="float">
            <text:p>10.52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3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3032" calcext:value-type="float">
            <text:p>10.54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3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9984" calcext:value-type="float">
            <text:p>10.53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3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132" calcext:value-type="float">
            <text:p>10.56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3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2176" calcext:value-type="float">
            <text:p>10.55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3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56" calcext:value-type="float">
            <text:p>10.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3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7688" calcext:value-type="float">
            <text:p>10.45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3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8064" calcext:value-type="float">
            <text:p>10.41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3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1112" calcext:value-type="float">
            <text:p>10.42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3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3304" calcext:value-type="float">
            <text:p>10.43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3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8064" calcext:value-type="float">
            <text:p>10.41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3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4912" calcext:value-type="float">
            <text:p>10.34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3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1488" calcext:value-type="float">
            <text:p>10.38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3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5872" calcext:value-type="float">
            <text:p>10.40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3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7208" calcext:value-type="float">
            <text:p>10.42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3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5496" calcext:value-type="float">
            <text:p>10.44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3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6832" calcext:value-type="float">
            <text:p>10.46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3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2072" calcext:value-type="float">
            <text:p>10.48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3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7312" calcext:value-type="float">
            <text:p>10.49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3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3408" calcext:value-type="float">
            <text:p>10.50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3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6832" calcext:value-type="float">
            <text:p>10.46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3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464" calcext:value-type="float">
            <text:p>10.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3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1696" calcext:value-type="float">
            <text:p>10.52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3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4264" calcext:value-type="float">
            <text:p>10.49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3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2552" calcext:value-type="float">
            <text:p>10.51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6456" calcext:value-type="float">
            <text:p>10.50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3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9608" calcext:value-type="float">
            <text:p>10.57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3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2656" calcext:value-type="float">
            <text:p>10.58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3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3992" calcext:value-type="float">
            <text:p>10.60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3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2656" calcext:value-type="float">
            <text:p>10.58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3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4368" calcext:value-type="float">
            <text:p>10.56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3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8752" calcext:value-type="float">
            <text:p>10.58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3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656" calcext:value-type="float">
            <text:p>10.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3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8752" calcext:value-type="float">
            <text:p>10.58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3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704" calcext:value-type="float">
            <text:p>10.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3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704" calcext:value-type="float">
            <text:p>10.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3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132" calcext:value-type="float">
            <text:p>10.56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3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656" calcext:value-type="float">
            <text:p>10.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3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5224" calcext:value-type="float">
            <text:p>10.55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3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4368" calcext:value-type="float">
            <text:p>10.56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3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3512" calcext:value-type="float">
            <text:p>10.57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3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5328" calcext:value-type="float">
            <text:p>10.62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3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1424" calcext:value-type="float">
            <text:p>10.63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3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18" calcext:value-type="float">
            <text:p>10.59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3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6184" calcext:value-type="float">
            <text:p>10.61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3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3992" calcext:value-type="float">
            <text:p>10.60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3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6664" calcext:value-type="float">
            <text:p>10.64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3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9336" calcext:value-type="float">
            <text:p>10.68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3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372" calcext:value-type="float">
            <text:p>10.71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3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372" calcext:value-type="float">
            <text:p>10.71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3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9232" calcext:value-type="float">
            <text:p>10.61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3-02-02 16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5704" calcext:value-type="float">
            <text:p>10.58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3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0464" calcext:value-type="float">
            <text:p>10.57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9608" calcext:value-type="float">
            <text:p>10.57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3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4848" calcext:value-type="float">
            <text:p>10.59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3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0944" calcext:value-type="float">
            <text:p>10.60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3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0088" calcext:value-type="float">
            <text:p>10.61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3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6184" calcext:value-type="float">
            <text:p>10.61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3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9984" calcext:value-type="float">
            <text:p>10.53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3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3136" calcext:value-type="float">
            <text:p>10.61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3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0944" calcext:value-type="float">
            <text:p>10.60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3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084" calcext:value-type="float">
            <text:p>10.53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3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3512" calcext:value-type="float">
            <text:p>10.57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3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3512" calcext:value-type="float">
            <text:p>10.57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3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5224" calcext:value-type="float">
            <text:p>10.55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3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3512" calcext:value-type="float">
            <text:p>10.57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3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9128" calcext:value-type="float">
            <text:p>10.54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3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56" calcext:value-type="float">
            <text:p>10.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3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7312" calcext:value-type="float">
            <text:p>10.49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3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9984" calcext:value-type="float">
            <text:p>10.53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3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4368" calcext:value-type="float">
            <text:p>10.56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3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2176" calcext:value-type="float">
            <text:p>10.55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3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8752" calcext:value-type="float">
            <text:p>10.58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3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0088" calcext:value-type="float">
            <text:p>10.61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3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0088" calcext:value-type="float">
            <text:p>10.61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3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18" calcext:value-type="float">
            <text:p>10.59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3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0088" calcext:value-type="float">
            <text:p>10.61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3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7896" calcext:value-type="float">
            <text:p>10.59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3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0944" calcext:value-type="float">
            <text:p>10.60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3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4472" calcext:value-type="float">
            <text:p>10.63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3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276" calcext:value-type="float">
            <text:p>10.65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3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4952" calcext:value-type="float">
            <text:p>10.66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3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6288" calcext:value-type="float">
            <text:p>10.68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3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7144" calcext:value-type="float">
            <text:p>10.67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9336" calcext:value-type="float">
            <text:p>10.68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2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9816" calcext:value-type="float">
            <text:p>10.71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2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2864" calcext:value-type="float">
            <text:p>10.72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2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372" calcext:value-type="float">
            <text:p>10.71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2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848" calcext:value-type="float">
            <text:p>10.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2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6288" calcext:value-type="float">
            <text:p>10.68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2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9712" calcext:value-type="float">
            <text:p>10.64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2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8752" calcext:value-type="float">
            <text:p>10.58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2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4264" calcext:value-type="float">
            <text:p>10.49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2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3992" calcext:value-type="float">
            <text:p>10.60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2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0088" calcext:value-type="float">
            <text:p>10.61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2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3136" calcext:value-type="float">
            <text:p>10.61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2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4368" calcext:value-type="float">
            <text:p>10.56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2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084" calcext:value-type="float">
            <text:p>10.53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2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036" calcext:value-type="float">
            <text:p>10.50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2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2928" calcext:value-type="float">
            <text:p>10.47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2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656" calcext:value-type="float">
            <text:p>10.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2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4848" calcext:value-type="float">
            <text:p>10.59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2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656" calcext:value-type="float">
            <text:p>10.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2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5704" calcext:value-type="float">
            <text:p>10.58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2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7896" calcext:value-type="float">
            <text:p>10.59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2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1424" calcext:value-type="float">
            <text:p>10.63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2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4952" calcext:value-type="float">
            <text:p>10.66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2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4096" calcext:value-type="float">
            <text:p>10.67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2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8" calcext:value-type="float">
            <text:p>10.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2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4576" calcext:value-type="float">
            <text:p>10.70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2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2864" calcext:value-type="float">
            <text:p>10.72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2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5912" calcext:value-type="float">
            <text:p>10.72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2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848" calcext:value-type="float">
            <text:p>10.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2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5912" calcext:value-type="float">
            <text:p>10.72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2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0192" calcext:value-type="float">
            <text:p>10.68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3616" calcext:value-type="float">
            <text:p>10.64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2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9336" calcext:value-type="float">
            <text:p>10.68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2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7144" calcext:value-type="float">
            <text:p>10.67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2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848" calcext:value-type="float">
            <text:p>10.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2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5912" calcext:value-type="float">
            <text:p>10.72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2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0672" calcext:value-type="float">
            <text:p>10.71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2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1152" calcext:value-type="float">
            <text:p>10.74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2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7248" calcext:value-type="float">
            <text:p>10.74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2-11-22 18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1632" calcext:value-type="float">
            <text:p>10.77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2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42" calcext:value-type="float">
            <text:p>10.74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2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4576" calcext:value-type="float">
            <text:p>10.70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2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848" calcext:value-type="float">
            <text:p>10.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2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7144" calcext:value-type="float">
            <text:p>10.67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2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752" calcext:value-type="float">
            <text:p>10.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2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228" calcext:value-type="float">
            <text:p>10.62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2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6288" calcext:value-type="float">
            <text:p>10.68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2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1048" calcext:value-type="float">
            <text:p>10.67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2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0568" calcext:value-type="float">
            <text:p>10.64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2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1424" calcext:value-type="float">
            <text:p>10.63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2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324" calcext:value-type="float">
            <text:p>10.68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2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324" calcext:value-type="float">
            <text:p>10.68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2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848" calcext:value-type="float">
            <text:p>10.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2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7624" calcext:value-type="float">
            <text:p>10.70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2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8" calcext:value-type="float">
            <text:p>10.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2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8" calcext:value-type="float">
            <text:p>10.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2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1904" calcext:value-type="float">
            <text:p>10.66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2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6664" calcext:value-type="float">
            <text:p>10.64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2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6664" calcext:value-type="float">
            <text:p>10.64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2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6664" calcext:value-type="float">
            <text:p>10.64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2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4472" calcext:value-type="float">
            <text:p>10.63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3616" calcext:value-type="float">
            <text:p>10.64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2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3616" calcext:value-type="float">
            <text:p>10.64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2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0568" calcext:value-type="float">
            <text:p>10.64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2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9712" calcext:value-type="float">
            <text:p>10.64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2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752" calcext:value-type="float">
            <text:p>10.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2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9232" calcext:value-type="float">
            <text:p>10.61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2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4472" calcext:value-type="float">
            <text:p>10.63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2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752" calcext:value-type="float">
            <text:p>10.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2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6664" calcext:value-type="float">
            <text:p>10.64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2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276" calcext:value-type="float">
            <text:p>10.65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2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0568" calcext:value-type="float">
            <text:p>10.64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2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6184" calcext:value-type="float">
            <text:p>10.61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2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5704" calcext:value-type="float">
            <text:p>10.58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2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3512" calcext:value-type="float">
            <text:p>10.57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2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8752" calcext:value-type="float">
            <text:p>10.58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2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704" calcext:value-type="float">
            <text:p>10.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2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704" calcext:value-type="float">
            <text:p>10.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2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3992" calcext:value-type="float">
            <text:p>10.60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2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0568" calcext:value-type="float">
            <text:p>10.64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2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4952" calcext:value-type="float">
            <text:p>10.66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2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5808" calcext:value-type="float">
            <text:p>10.65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2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3616" calcext:value-type="float">
            <text:p>10.64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2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5328" calcext:value-type="float">
            <text:p>10.62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2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3992" calcext:value-type="float">
            <text:p>10.60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2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3512" calcext:value-type="float">
            <text:p>10.57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2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132" calcext:value-type="float">
            <text:p>10.56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2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132" calcext:value-type="float">
            <text:p>10.56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2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7416" calcext:value-type="float">
            <text:p>10.56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2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4848" calcext:value-type="float">
            <text:p>10.59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2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9712" calcext:value-type="float">
            <text:p>10.64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2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7144" calcext:value-type="float">
            <text:p>10.67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4576" calcext:value-type="float">
            <text:p>10.70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2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4576" calcext:value-type="float">
            <text:p>10.70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2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0192" calcext:value-type="float">
            <text:p>10.68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2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5808" calcext:value-type="float">
            <text:p>10.65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2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9712" calcext:value-type="float">
            <text:p>10.64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2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1048" calcext:value-type="float">
            <text:p>10.67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2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6664" calcext:value-type="float">
            <text:p>10.64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2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5328" calcext:value-type="float">
            <text:p>10.62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2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8376" calcext:value-type="float">
            <text:p>10.62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2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6664" calcext:value-type="float">
            <text:p>10.64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2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4096" calcext:value-type="float">
            <text:p>10.67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2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7144" calcext:value-type="float">
            <text:p>10.67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2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7144" calcext:value-type="float">
            <text:p>10.67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2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5808" calcext:value-type="float">
            <text:p>10.65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2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4472" calcext:value-type="float">
            <text:p>10.63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2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3136" calcext:value-type="float">
            <text:p>10.61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2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704" calcext:value-type="float">
            <text:p>10.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2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8376" calcext:value-type="float">
            <text:p>10.62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2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276" calcext:value-type="float">
            <text:p>10.65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2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8856" calcext:value-type="float">
            <text:p>10.65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2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276" calcext:value-type="float">
            <text:p>10.65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2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5808" calcext:value-type="float">
            <text:p>10.65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2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4096" calcext:value-type="float">
            <text:p>10.67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2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1528" calcext:value-type="float">
            <text:p>10.70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2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9816" calcext:value-type="float">
            <text:p>10.71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2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9816" calcext:value-type="float">
            <text:p>10.71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2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6768" calcext:value-type="float">
            <text:p>10.71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2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0672" calcext:value-type="float">
            <text:p>10.71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2-09-01 19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4096" calcext:value-type="float">
            <text:p>10.67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0192" calcext:value-type="float">
            <text:p>10.68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2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848" calcext:value-type="float">
            <text:p>10.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2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7624" calcext:value-type="float">
            <text:p>10.70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2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7624" calcext:value-type="float">
            <text:p>10.70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2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1528" calcext:value-type="float">
            <text:p>10.70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2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9336" calcext:value-type="float">
            <text:p>10.68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2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9336" calcext:value-type="float">
            <text:p>10.68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2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0192" calcext:value-type="float">
            <text:p>10.68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2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7144" calcext:value-type="float">
            <text:p>10.67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2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7624" calcext:value-type="float">
            <text:p>10.70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2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4576" calcext:value-type="float">
            <text:p>10.70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2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324" calcext:value-type="float">
            <text:p>10.68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2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8856" calcext:value-type="float">
            <text:p>10.65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2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5808" calcext:value-type="float">
            <text:p>10.65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2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7144" calcext:value-type="float">
            <text:p>10.67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2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9336" calcext:value-type="float">
            <text:p>10.68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2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9336" calcext:value-type="float">
            <text:p>10.68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2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2384" calcext:value-type="float">
            <text:p>10.69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2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2384" calcext:value-type="float">
            <text:p>10.69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2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848" calcext:value-type="float">
            <text:p>10.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2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9816" calcext:value-type="float">
            <text:p>10.71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2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9816" calcext:value-type="float">
            <text:p>10.71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2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5912" calcext:value-type="float">
            <text:p>10.72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2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9816" calcext:value-type="float">
            <text:p>10.71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2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0672" calcext:value-type="float">
            <text:p>10.71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2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848" calcext:value-type="float">
            <text:p>10.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2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6288" calcext:value-type="float">
            <text:p>10.68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2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4096" calcext:value-type="float">
            <text:p>10.67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2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1904" calcext:value-type="float">
            <text:p>10.66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2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4096" calcext:value-type="float">
            <text:p>10.67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6288" calcext:value-type="float">
            <text:p>10.68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2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7144" calcext:value-type="float">
            <text:p>10.67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2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4952" calcext:value-type="float">
            <text:p>10.66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2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4952" calcext:value-type="float">
            <text:p>10.66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2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1048" calcext:value-type="float">
            <text:p>10.67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2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4096" calcext:value-type="float">
            <text:p>10.67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2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1904" calcext:value-type="float">
            <text:p>10.66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2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5808" calcext:value-type="float">
            <text:p>10.65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2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6664" calcext:value-type="float">
            <text:p>10.64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2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752" calcext:value-type="float">
            <text:p>10.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2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4472" calcext:value-type="float">
            <text:p>10.63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2-07-20 16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8856" calcext:value-type="float">
            <text:p>10.65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2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3616" calcext:value-type="float">
            <text:p>10.64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2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3616" calcext:value-type="float">
            <text:p>10.64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2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8856" calcext:value-type="float">
            <text:p>10.65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2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1904" calcext:value-type="float">
            <text:p>10.66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2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5808" calcext:value-type="float">
            <text:p>10.65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2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276" calcext:value-type="float">
            <text:p>10.65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2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9712" calcext:value-type="float">
            <text:p>10.64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2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276" calcext:value-type="float">
            <text:p>10.65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2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5808" calcext:value-type="float">
            <text:p>10.65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2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5808" calcext:value-type="float">
            <text:p>10.65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2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6664" calcext:value-type="float">
            <text:p>10.64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2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9712" calcext:value-type="float">
            <text:p>10.64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2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3616" calcext:value-type="float">
            <text:p>10.64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2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9712" calcext:value-type="float">
            <text:p>10.64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2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276" calcext:value-type="float">
            <text:p>10.65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2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6664" calcext:value-type="float">
            <text:p>10.64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2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3616" calcext:value-type="float">
            <text:p>10.64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2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0568" calcext:value-type="float">
            <text:p>10.64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0568" calcext:value-type="float">
            <text:p>10.64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2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1424" calcext:value-type="float">
            <text:p>10.63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2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228" calcext:value-type="float">
            <text:p>10.62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2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3992" calcext:value-type="float">
            <text:p>10.60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2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7896" calcext:value-type="float">
            <text:p>10.59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2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18" calcext:value-type="float">
            <text:p>10.59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2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3512" calcext:value-type="float">
            <text:p>10.57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2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9608" calcext:value-type="float">
            <text:p>10.57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2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2656" calcext:value-type="float">
            <text:p>10.58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2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2656" calcext:value-type="float">
            <text:p>10.58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2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0464" calcext:value-type="float">
            <text:p>10.57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2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7416" calcext:value-type="float">
            <text:p>10.56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2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132" calcext:value-type="float">
            <text:p>10.56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2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132" calcext:value-type="float">
            <text:p>10.56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2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9608" calcext:value-type="float">
            <text:p>10.57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2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5704" calcext:value-type="float">
            <text:p>10.58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2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9608" calcext:value-type="float">
            <text:p>10.57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2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0464" calcext:value-type="float">
            <text:p>10.57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2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0464" calcext:value-type="float">
            <text:p>10.57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2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132" calcext:value-type="float">
            <text:p>10.56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2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3032" calcext:value-type="float">
            <text:p>10.54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2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084" calcext:value-type="float">
            <text:p>10.53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2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608" calcext:value-type="float">
            <text:p>10.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2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5224" calcext:value-type="float">
            <text:p>10.55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2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9128" calcext:value-type="float">
            <text:p>10.54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2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6936" calcext:value-type="float">
            <text:p>10.53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2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084" calcext:value-type="float">
            <text:p>10.53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2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6936" calcext:value-type="float">
            <text:p>10.53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2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608" calcext:value-type="float">
            <text:p>10.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2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132" calcext:value-type="float">
            <text:p>10.56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2656" calcext:value-type="float">
            <text:p>10.58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2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656" calcext:value-type="float">
            <text:p>10.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2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0464" calcext:value-type="float">
            <text:p>10.57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2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2176" calcext:value-type="float">
            <text:p>10.55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2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132" calcext:value-type="float">
            <text:p>10.56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2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7416" calcext:value-type="float">
            <text:p>10.56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2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4368" calcext:value-type="float">
            <text:p>10.56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2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5224" calcext:value-type="float">
            <text:p>10.55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2-05-23 18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4368" calcext:value-type="float">
            <text:p>10.56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2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6936" calcext:value-type="float">
            <text:p>10.53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2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084" calcext:value-type="float">
            <text:p>10.53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2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9984" calcext:value-type="float">
            <text:p>10.53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2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6936" calcext:value-type="float">
            <text:p>10.53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2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3032" calcext:value-type="float">
            <text:p>10.54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2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4744" calcext:value-type="float">
            <text:p>10.52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2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4744" calcext:value-type="float">
            <text:p>10.52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2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3032" calcext:value-type="float">
            <text:p>10.54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2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9984" calcext:value-type="float">
            <text:p>10.53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2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1696" calcext:value-type="float">
            <text:p>10.52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2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1216" calcext:value-type="float">
            <text:p>10.49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2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0736" calcext:value-type="float">
            <text:p>10.46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2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7688" calcext:value-type="float">
            <text:p>10.45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2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2928" calcext:value-type="float">
            <text:p>10.47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2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4264" calcext:value-type="float">
            <text:p>10.49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2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3888" calcext:value-type="float">
            <text:p>10.53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2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5224" calcext:value-type="float">
            <text:p>10.55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2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132" calcext:value-type="float">
            <text:p>10.56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2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608" calcext:value-type="float">
            <text:p>10.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2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5224" calcext:value-type="float">
            <text:p>10.55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2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5224" calcext:value-type="float">
            <text:p>10.55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2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7416" calcext:value-type="float">
            <text:p>10.56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3512" calcext:value-type="float">
            <text:p>10.57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2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2656" calcext:value-type="float">
            <text:p>10.58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2-04-28 19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7896" calcext:value-type="float">
            <text:p>10.59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2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132" calcext:value-type="float">
            <text:p>10.56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2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3512" calcext:value-type="float">
            <text:p>10.57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2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0944" calcext:value-type="float">
            <text:p>10.60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2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3136" calcext:value-type="float">
            <text:p>10.61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2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9232" calcext:value-type="float">
            <text:p>10.61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2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0088" calcext:value-type="float">
            <text:p>10.61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2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3992" calcext:value-type="float">
            <text:p>10.60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2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3512" calcext:value-type="float">
            <text:p>10.57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2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56" calcext:value-type="float">
            <text:p>10.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2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2656" calcext:value-type="float">
            <text:p>10.58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2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7416" calcext:value-type="float">
            <text:p>10.56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2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608" calcext:value-type="float">
            <text:p>10.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2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608" calcext:value-type="float">
            <text:p>10.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2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3032" calcext:value-type="float">
            <text:p>10.54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2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2176" calcext:value-type="float">
            <text:p>10.55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2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608" calcext:value-type="float">
            <text:p>10.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2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3032" calcext:value-type="float">
            <text:p>10.54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2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9504" calcext:value-type="float">
            <text:p>10.50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2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1216" calcext:value-type="float">
            <text:p>10.49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2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4264" calcext:value-type="float">
            <text:p>10.49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2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7792" calcext:value-type="float">
            <text:p>10.52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2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8272" calcext:value-type="float">
            <text:p>10.55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2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5704" calcext:value-type="float">
            <text:p>10.58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2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9608" calcext:value-type="float">
            <text:p>10.57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2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8752" calcext:value-type="float">
            <text:p>10.58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2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704" calcext:value-type="float">
            <text:p>10.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2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0464" calcext:value-type="float">
            <text:p>10.57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18" calcext:value-type="float">
            <text:p>10.59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2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228" calcext:value-type="float">
            <text:p>10.62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2-03-29 14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7896" calcext:value-type="float">
            <text:p>10.59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2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0088" calcext:value-type="float">
            <text:p>10.61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2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4848" calcext:value-type="float">
            <text:p>10.59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2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5328" calcext:value-type="float">
            <text:p>10.62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2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228" calcext:value-type="float">
            <text:p>10.62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2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5328" calcext:value-type="float">
            <text:p>10.62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2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7896" calcext:value-type="float">
            <text:p>10.59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2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0568" calcext:value-type="float">
            <text:p>10.64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2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5808" calcext:value-type="float">
            <text:p>10.65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2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8856" calcext:value-type="float">
            <text:p>10.65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2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1048" calcext:value-type="float">
            <text:p>10.67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2-03-18 16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9712" calcext:value-type="float">
            <text:p>10.64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1-12-02 16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3888" calcext:value-type="float">
            <text:p>10.53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1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3784" calcext:value-type="float">
            <text:p>10.46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512" calcext:value-type="float">
            <text:p>10.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1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084" calcext:value-type="float">
            <text:p>10.53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1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3032" calcext:value-type="float">
            <text:p>10.54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1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656" calcext:value-type="float">
            <text:p>10.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1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3136" calcext:value-type="float">
            <text:p>10.61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1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56" calcext:value-type="float">
            <text:p>10.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1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464" calcext:value-type="float">
            <text:p>10.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1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608" calcext:value-type="float">
            <text:p>10.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1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18" calcext:value-type="float">
            <text:p>10.59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1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3784" calcext:value-type="float">
            <text:p>10.46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1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4056" calcext:value-type="float">
            <text:p>10.35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1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8064" calcext:value-type="float">
            <text:p>10.41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1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1592" calcext:value-type="float">
            <text:p>10.45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1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4536" calcext:value-type="float">
            <text:p>10.38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1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94" calcext:value-type="float">
            <text:p>10.43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1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8648" calcext:value-type="float">
            <text:p>10.51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1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512" calcext:value-type="float">
            <text:p>10.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1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9504" calcext:value-type="float">
            <text:p>10.50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1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0736" calcext:value-type="float">
            <text:p>10.46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1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5872" calcext:value-type="float">
            <text:p>10.40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1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2072" calcext:value-type="float">
            <text:p>10.48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1-11-09 19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988" calcext:value-type="float">
            <text:p>10.46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1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2552" calcext:value-type="float">
            <text:p>10.51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1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9504" calcext:value-type="float">
            <text:p>10.50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1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1592" calcext:value-type="float">
            <text:p>10.45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1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9024" calcext:value-type="float">
            <text:p>10.47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1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5976" calcext:value-type="float">
            <text:p>10.47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1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3304" calcext:value-type="float">
            <text:p>10.43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1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128" calcext:value-type="float">
            <text:p>10.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1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4808" calcext:value-type="float">
            <text:p>10.27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2344" calcext:value-type="float">
            <text:p>10.37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1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1864" calcext:value-type="float">
            <text:p>10.34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1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3096" calcext:value-type="float">
            <text:p>10.29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1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748" calcext:value-type="float">
            <text:p>10.31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1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8648" calcext:value-type="float">
            <text:p>10.51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1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6664" calcext:value-type="float">
            <text:p>10.64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1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5704" calcext:value-type="float">
            <text:p>10.58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1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8648" calcext:value-type="float">
            <text:p>10.51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1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6728" calcext:value-type="float">
            <text:p>10.39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1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1112" calcext:value-type="float">
            <text:p>10.42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1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0632" calcext:value-type="float">
            <text:p>10.39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1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8064" calcext:value-type="float">
            <text:p>10.41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1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416" calcext:value-type="float">
            <text:p>10.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1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7688" calcext:value-type="float">
            <text:p>10.45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1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4264" calcext:value-type="float">
            <text:p>10.49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1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2072" calcext:value-type="float">
            <text:p>10.48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1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464" calcext:value-type="float">
            <text:p>10.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1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5976" calcext:value-type="float">
            <text:p>10.47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1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5496" calcext:value-type="float">
            <text:p>10.44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1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7208" calcext:value-type="float">
            <text:p>10.42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1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2448" calcext:value-type="float">
            <text:p>10.44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1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6352" calcext:value-type="float">
            <text:p>10.43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1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8544" calcext:value-type="float">
            <text:p>10.44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1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3408" calcext:value-type="float">
            <text:p>10.50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1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5976" calcext:value-type="float">
            <text:p>10.47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1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5496" calcext:value-type="float">
            <text:p>10.44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1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8168" calcext:value-type="float">
            <text:p>10.48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1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0464" calcext:value-type="float">
            <text:p>10.57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1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0944" calcext:value-type="float">
            <text:p>10.60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1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8272" calcext:value-type="float">
            <text:p>10.55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1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6456" calcext:value-type="float">
            <text:p>10.50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94" calcext:value-type="float">
            <text:p>10.43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1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56" calcext:value-type="float">
            <text:p>10.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1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656" calcext:value-type="float">
            <text:p>10.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1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608" calcext:value-type="float">
            <text:p>10.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1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18" calcext:value-type="float">
            <text:p>10.59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1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3512" calcext:value-type="float">
            <text:p>10.57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1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18" calcext:value-type="float">
            <text:p>10.59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1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0088" calcext:value-type="float">
            <text:p>10.61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1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18" calcext:value-type="float">
            <text:p>10.59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1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084" calcext:value-type="float">
            <text:p>10.53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1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3888" calcext:value-type="float">
            <text:p>10.53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1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9296" calcext:value-type="float">
            <text:p>10.36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1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9776" calcext:value-type="float">
            <text:p>10.39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1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4056" calcext:value-type="float">
            <text:p>10.35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1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32" calcext:value-type="float">
            <text:p>10.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1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892" calcext:value-type="float">
            <text:p>10.40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1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892" calcext:value-type="float">
            <text:p>10.40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1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94" calcext:value-type="float">
            <text:p>10.43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1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2824" calcext:value-type="float">
            <text:p>10.40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1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6248" calcext:value-type="float">
            <text:p>10.36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1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464" calcext:value-type="float">
            <text:p>10.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1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9024" calcext:value-type="float">
            <text:p>10.47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1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7688" calcext:value-type="float">
            <text:p>10.45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1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7688" calcext:value-type="float">
            <text:p>10.45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1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9504" calcext:value-type="float">
            <text:p>10.50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1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4264" calcext:value-type="float">
            <text:p>10.49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1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6832" calcext:value-type="float">
            <text:p>10.46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1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3784" calcext:value-type="float">
            <text:p>10.46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1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4368" calcext:value-type="float">
            <text:p>10.56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1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3992" calcext:value-type="float">
            <text:p>10.60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5328" calcext:value-type="float">
            <text:p>10.62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1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752" calcext:value-type="float">
            <text:p>10.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1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9232" calcext:value-type="float">
            <text:p>10.61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1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6184" calcext:value-type="float">
            <text:p>10.61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1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752" calcext:value-type="float">
            <text:p>10.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1-08-26 17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4848" calcext:value-type="float">
            <text:p>10.59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1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3992" calcext:value-type="float">
            <text:p>10.60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1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0944" calcext:value-type="float">
            <text:p>10.60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1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7896" calcext:value-type="float">
            <text:p>10.59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1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6664" calcext:value-type="float">
            <text:p>10.64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1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4952" calcext:value-type="float">
            <text:p>10.66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1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2384" calcext:value-type="float">
            <text:p>10.69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1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7624" calcext:value-type="float">
            <text:p>10.70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1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4952" calcext:value-type="float">
            <text:p>10.66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1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5808" calcext:value-type="float">
            <text:p>10.65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1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276" calcext:value-type="float">
            <text:p>10.65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1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276" calcext:value-type="float">
            <text:p>10.65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1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8" calcext:value-type="float">
            <text:p>10.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1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7144" calcext:value-type="float">
            <text:p>10.67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1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2384" calcext:value-type="float">
            <text:p>10.69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1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324" calcext:value-type="float">
            <text:p>10.68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1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6664" calcext:value-type="float">
            <text:p>10.64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1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4472" calcext:value-type="float">
            <text:p>10.63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1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5808" calcext:value-type="float">
            <text:p>10.65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1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4952" calcext:value-type="float">
            <text:p>10.66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1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0568" calcext:value-type="float">
            <text:p>10.64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1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4952" calcext:value-type="float">
            <text:p>10.66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1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1904" calcext:value-type="float">
            <text:p>10.66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1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276" calcext:value-type="float">
            <text:p>10.65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1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6664" calcext:value-type="float">
            <text:p>10.64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1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9712" calcext:value-type="float">
            <text:p>10.64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4472" calcext:value-type="float">
            <text:p>10.63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1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1424" calcext:value-type="float">
            <text:p>10.63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1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0568" calcext:value-type="float">
            <text:p>10.64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1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8376" calcext:value-type="float">
            <text:p>10.62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1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0568" calcext:value-type="float">
            <text:p>10.64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1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9712" calcext:value-type="float">
            <text:p>10.64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1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8" calcext:value-type="float">
            <text:p>10.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1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5808" calcext:value-type="float">
            <text:p>10.65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1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9712" calcext:value-type="float">
            <text:p>10.64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1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0568" calcext:value-type="float">
            <text:p>10.64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1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4952" calcext:value-type="float">
            <text:p>10.66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1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1048" calcext:value-type="float">
            <text:p>10.67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1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4952" calcext:value-type="float">
            <text:p>10.66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1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4952" calcext:value-type="float">
            <text:p>10.66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1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1048" calcext:value-type="float">
            <text:p>10.67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1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1048" calcext:value-type="float">
            <text:p>10.67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1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1048" calcext:value-type="float">
            <text:p>10.67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1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1048" calcext:value-type="float">
            <text:p>10.67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1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1904" calcext:value-type="float">
            <text:p>10.66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1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9232" calcext:value-type="float">
            <text:p>10.61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1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0088" calcext:value-type="float">
            <text:p>10.61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1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6184" calcext:value-type="float">
            <text:p>10.61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1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6664" calcext:value-type="float">
            <text:p>10.64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1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1904" calcext:value-type="float">
            <text:p>10.66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1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7144" calcext:value-type="float">
            <text:p>10.67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1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8856" calcext:value-type="float">
            <text:p>10.65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1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0088" calcext:value-type="float">
            <text:p>10.61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1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5328" calcext:value-type="float">
            <text:p>10.62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1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7144" calcext:value-type="float">
            <text:p>10.67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1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5912" calcext:value-type="float">
            <text:p>10.72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1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944" calcext:value-type="float">
            <text:p>10.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5536" calcext:value-type="float">
            <text:p>10.76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1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1152" calcext:value-type="float">
            <text:p>10.74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1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9816" calcext:value-type="float">
            <text:p>10.71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1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0672" calcext:value-type="float">
            <text:p>10.71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1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2384" calcext:value-type="float">
            <text:p>10.69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1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4096" calcext:value-type="float">
            <text:p>10.67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1-06-24 18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8856" calcext:value-type="float">
            <text:p>10.65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1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1528" calcext:value-type="float">
            <text:p>10.70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1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3448" calcext:value-type="float">
            <text:p>10.82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1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3448" calcext:value-type="float">
            <text:p>10.82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1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516" calcext:value-type="float">
            <text:p>10.80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1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516" calcext:value-type="float">
            <text:p>10.80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1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1152" calcext:value-type="float">
            <text:p>10.74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1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896" calcext:value-type="float">
            <text:p>10.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1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5536" calcext:value-type="float">
            <text:p>10.76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1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0776" calcext:value-type="float">
            <text:p>10.78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1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0296" calcext:value-type="float">
            <text:p>10.75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1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5056" calcext:value-type="float">
            <text:p>10.73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1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6392" calcext:value-type="float">
            <text:p>10.75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1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5912" calcext:value-type="float">
            <text:p>10.72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1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8104" calcext:value-type="float">
            <text:p>10.73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1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0776" calcext:value-type="float">
            <text:p>10.78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1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3344" calcext:value-type="float">
            <text:p>10.75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1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896" calcext:value-type="float">
            <text:p>10.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1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1152" calcext:value-type="float">
            <text:p>10.74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1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8584" calcext:value-type="float">
            <text:p>10.76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1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5536" calcext:value-type="float">
            <text:p>10.76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1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6768" calcext:value-type="float">
            <text:p>10.71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1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1048" calcext:value-type="float">
            <text:p>10.67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1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6664" calcext:value-type="float">
            <text:p>10.64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0568" calcext:value-type="float">
            <text:p>10.64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1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752" calcext:value-type="float">
            <text:p>10.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1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7624" calcext:value-type="float">
            <text:p>10.70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1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5536" calcext:value-type="float">
            <text:p>10.76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1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1256" calcext:value-type="float">
            <text:p>10.81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1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0776" calcext:value-type="float">
            <text:p>10.78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1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0192" calcext:value-type="float">
            <text:p>10.68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1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4952" calcext:value-type="float">
            <text:p>10.66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1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7728" calcext:value-type="float">
            <text:p>10.77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1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1528" calcext:value-type="float">
            <text:p>10.70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1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5704" calcext:value-type="float">
            <text:p>10.58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1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0464" calcext:value-type="float">
            <text:p>10.57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1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1424" calcext:value-type="float">
            <text:p>10.63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1-05-18 16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8376" calcext:value-type="float">
            <text:p>10.62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1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6184" calcext:value-type="float">
            <text:p>10.61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1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0088" calcext:value-type="float">
            <text:p>10.61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1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3992" calcext:value-type="float">
            <text:p>10.60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1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704" calcext:value-type="float">
            <text:p>10.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1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7896" calcext:value-type="float">
            <text:p>10.59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1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2656" calcext:value-type="float">
            <text:p>10.58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1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5224" calcext:value-type="float">
            <text:p>10.55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1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3032" calcext:value-type="float">
            <text:p>10.54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1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1696" calcext:value-type="float">
            <text:p>10.52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1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9504" calcext:value-type="float">
            <text:p>10.50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1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4744" calcext:value-type="float">
            <text:p>10.52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1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1696" calcext:value-type="float">
            <text:p>10.52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1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56" calcext:value-type="float">
            <text:p>10.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1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6936" calcext:value-type="float">
            <text:p>10.53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1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4368" calcext:value-type="float">
            <text:p>10.56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1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8272" calcext:value-type="float">
            <text:p>10.55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1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4368" calcext:value-type="float">
            <text:p>10.56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4744" calcext:value-type="float">
            <text:p>10.52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1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608" calcext:value-type="float">
            <text:p>10.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1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656" calcext:value-type="float">
            <text:p>10.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1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5704" calcext:value-type="float">
            <text:p>10.58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1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656" calcext:value-type="float">
            <text:p>10.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1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3512" calcext:value-type="float">
            <text:p>10.57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1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3136" calcext:value-type="float">
            <text:p>10.61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1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3992" calcext:value-type="float">
            <text:p>10.60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1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3032" calcext:value-type="float">
            <text:p>10.54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1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7312" calcext:value-type="float">
            <text:p>10.49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1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036" calcext:value-type="float">
            <text:p>10.50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1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8168" calcext:value-type="float">
            <text:p>10.48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1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6832" calcext:value-type="float">
            <text:p>10.46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1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2928" calcext:value-type="float">
            <text:p>10.47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1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464" calcext:value-type="float">
            <text:p>10.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1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5976" calcext:value-type="float">
            <text:p>10.47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1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6456" calcext:value-type="float">
            <text:p>10.50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1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9504" calcext:value-type="float">
            <text:p>10.50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1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9504" calcext:value-type="float">
            <text:p>10.50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1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7792" calcext:value-type="float">
            <text:p>10.52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1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9984" calcext:value-type="float">
            <text:p>10.53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1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9984" calcext:value-type="float">
            <text:p>10.53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1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6936" calcext:value-type="float">
            <text:p>10.53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1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9984" calcext:value-type="float">
            <text:p>10.53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1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3032" calcext:value-type="float">
            <text:p>10.54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1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4368" calcext:value-type="float">
            <text:p>10.56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1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4848" calcext:value-type="float">
            <text:p>10.59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1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0088" calcext:value-type="float">
            <text:p>10.61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1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3992" calcext:value-type="float">
            <text:p>10.60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1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5704" calcext:value-type="float">
            <text:p>10.58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228" calcext:value-type="float">
            <text:p>10.62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1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0568" calcext:value-type="float">
            <text:p>10.64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1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18" calcext:value-type="float">
            <text:p>10.59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1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4368" calcext:value-type="float">
            <text:p>10.56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1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6184" calcext:value-type="float">
            <text:p>10.61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1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0464" calcext:value-type="float">
            <text:p>10.57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1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5704" calcext:value-type="float">
            <text:p>10.58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1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0088" calcext:value-type="float">
            <text:p>10.61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1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9232" calcext:value-type="float">
            <text:p>10.61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1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9232" calcext:value-type="float">
            <text:p>10.61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1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0944" calcext:value-type="float">
            <text:p>10.60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1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4368" calcext:value-type="float">
            <text:p>10.56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1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132" calcext:value-type="float">
            <text:p>10.56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1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132" calcext:value-type="float">
            <text:p>10.56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1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5704" calcext:value-type="float">
            <text:p>10.58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1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704" calcext:value-type="float">
            <text:p>10.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1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752" calcext:value-type="float">
            <text:p>10.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1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5328" calcext:value-type="float">
            <text:p>10.62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1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0568" calcext:value-type="float">
            <text:p>10.64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1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9232" calcext:value-type="float">
            <text:p>10.61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1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6184" calcext:value-type="float">
            <text:p>10.61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1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4472" calcext:value-type="float">
            <text:p>10.63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1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9232" calcext:value-type="float">
            <text:p>10.61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1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9232" calcext:value-type="float">
            <text:p>10.61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1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5328" calcext:value-type="float">
            <text:p>10.62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1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6184" calcext:value-type="float">
            <text:p>10.61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1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0088" calcext:value-type="float">
            <text:p>10.61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1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0944" calcext:value-type="float">
            <text:p>10.60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1-03-03 17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9232" calcext:value-type="float">
            <text:p>10.61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1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704" calcext:value-type="float">
            <text:p>10.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1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7792" calcext:value-type="float">
            <text:p>10.52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7416" calcext:value-type="float">
            <text:p>10.56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1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132" calcext:value-type="float">
            <text:p>10.56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1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18" calcext:value-type="float">
            <text:p>10.59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1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9128" calcext:value-type="float">
            <text:p>10.54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1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6936" calcext:value-type="float">
            <text:p>10.53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1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9128" calcext:value-type="float">
            <text:p>10.54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1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6456" calcext:value-type="float">
            <text:p>10.50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1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1696" calcext:value-type="float">
            <text:p>10.52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1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3512" calcext:value-type="float">
            <text:p>10.57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1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8272" calcext:value-type="float">
            <text:p>10.55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1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8168" calcext:value-type="float">
            <text:p>10.48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1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3032" calcext:value-type="float">
            <text:p>10.54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1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5224" calcext:value-type="float">
            <text:p>10.55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1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9608" calcext:value-type="float">
            <text:p>10.57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1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2656" calcext:value-type="float">
            <text:p>10.58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1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8272" calcext:value-type="float">
            <text:p>10.55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1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8272" calcext:value-type="float">
            <text:p>10.55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1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9984" calcext:value-type="float">
            <text:p>10.53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1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6936" calcext:value-type="float">
            <text:p>10.53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1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3408" calcext:value-type="float">
            <text:p>10.50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1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9024" calcext:value-type="float">
            <text:p>10.47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1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3304" calcext:value-type="float">
            <text:p>10.43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1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7208" calcext:value-type="float">
            <text:p>10.42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1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3888" calcext:value-type="float">
            <text:p>10.53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1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7312" calcext:value-type="float">
            <text:p>10.49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3888" calcext:value-type="float">
            <text:p>10.53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1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9984" calcext:value-type="float">
            <text:p>10.53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1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2176" calcext:value-type="float">
            <text:p>10.55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1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1696" calcext:value-type="float">
            <text:p>10.52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1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084" calcext:value-type="float">
            <text:p>10.53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1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4368" calcext:value-type="float">
            <text:p>10.56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1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0944" calcext:value-type="float">
            <text:p>10.60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1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704" calcext:value-type="float">
            <text:p>10.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1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608" calcext:value-type="float">
            <text:p>10.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1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4744" calcext:value-type="float">
            <text:p>10.52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1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608" calcext:value-type="float">
            <text:p>10.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1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9608" calcext:value-type="float">
            <text:p>10.57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1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8752" calcext:value-type="float">
            <text:p>10.58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1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4368" calcext:value-type="float">
            <text:p>10.56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1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036" calcext:value-type="float">
            <text:p>10.50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1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8544" calcext:value-type="float">
            <text:p>10.44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1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4744" calcext:value-type="float">
            <text:p>10.52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1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7792" calcext:value-type="float">
            <text:p>10.52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1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3032" calcext:value-type="float">
            <text:p>10.54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1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9984" calcext:value-type="float">
            <text:p>10.53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1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4744" calcext:value-type="float">
            <text:p>10.52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1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2552" calcext:value-type="float">
            <text:p>10.51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1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4264" calcext:value-type="float">
            <text:p>10.49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1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1216" calcext:value-type="float">
            <text:p>10.49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1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2072" calcext:value-type="float">
            <text:p>10.48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1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9024" calcext:value-type="float">
            <text:p>10.47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1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9504" calcext:value-type="float">
            <text:p>10.50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1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9128" calcext:value-type="float">
            <text:p>10.54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1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0944" calcext:value-type="float">
            <text:p>10.60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1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6184" calcext:value-type="float">
            <text:p>10.61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1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1904" calcext:value-type="float">
            <text:p>10.66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5808" calcext:value-type="float">
            <text:p>10.65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0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6664" calcext:value-type="float">
            <text:p>10.64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0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1424" calcext:value-type="float">
            <text:p>10.63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0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0944" calcext:value-type="float">
            <text:p>10.60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0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5328" calcext:value-type="float">
            <text:p>10.62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0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5704" calcext:value-type="float">
            <text:p>10.58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0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9984" calcext:value-type="float">
            <text:p>10.53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0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0944" calcext:value-type="float">
            <text:p>10.60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0-12-23 17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5808" calcext:value-type="float">
            <text:p>10.65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0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3512" calcext:value-type="float">
            <text:p>10.57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0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7416" calcext:value-type="float">
            <text:p>10.56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0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8752" calcext:value-type="float">
            <text:p>10.58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0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7896" calcext:value-type="float">
            <text:p>10.59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0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3992" calcext:value-type="float">
            <text:p>10.60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0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0088" calcext:value-type="float">
            <text:p>10.61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0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7624" calcext:value-type="float">
            <text:p>10.70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0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5432" calcext:value-type="float">
            <text:p>10.69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0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8856" calcext:value-type="float">
            <text:p>10.65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0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8" calcext:value-type="float">
            <text:p>10.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0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6288" calcext:value-type="float">
            <text:p>10.68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0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9336" calcext:value-type="float">
            <text:p>10.68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0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5808" calcext:value-type="float">
            <text:p>10.65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0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848" calcext:value-type="float">
            <text:p>10.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0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848" calcext:value-type="float">
            <text:p>10.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0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9712" calcext:value-type="float">
            <text:p>10.64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0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2384" calcext:value-type="float">
            <text:p>10.69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0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6288" calcext:value-type="float">
            <text:p>10.68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0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9712" calcext:value-type="float">
            <text:p>10.64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0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0088" calcext:value-type="float">
            <text:p>10.61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8" calcext:value-type="float">
            <text:p>10.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0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4576" calcext:value-type="float">
            <text:p>10.70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0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848" calcext:value-type="float">
            <text:p>10.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0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372" calcext:value-type="float">
            <text:p>10.71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0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9816" calcext:value-type="float">
            <text:p>10.71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0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7248" calcext:value-type="float">
            <text:p>10.74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0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7248" calcext:value-type="float">
            <text:p>10.74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0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1528" calcext:value-type="float">
            <text:p>10.70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0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468" calcext:value-type="float">
            <text:p>10.77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0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9064" calcext:value-type="float">
            <text:p>10.79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0-11-20 16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992" calcext:value-type="float">
            <text:p>10.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0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0296" calcext:value-type="float">
            <text:p>10.75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0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7248" calcext:value-type="float">
            <text:p>10.74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0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6768" calcext:value-type="float">
            <text:p>10.71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0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9336" calcext:value-type="float">
            <text:p>10.68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0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1528" calcext:value-type="float">
            <text:p>10.70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0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4576" calcext:value-type="float">
            <text:p>10.70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0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7624" calcext:value-type="float">
            <text:p>10.70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0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896" calcext:value-type="float">
            <text:p>10.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0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42" calcext:value-type="float">
            <text:p>10.74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0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3344" calcext:value-type="float">
            <text:p>10.75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0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0296" calcext:value-type="float">
            <text:p>10.75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0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5536" calcext:value-type="float">
            <text:p>10.76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0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1632" calcext:value-type="float">
            <text:p>10.77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0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2488" calcext:value-type="float">
            <text:p>10.76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0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6392" calcext:value-type="float">
            <text:p>10.75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0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6392" calcext:value-type="float">
            <text:p>10.75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0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0296" calcext:value-type="float">
            <text:p>10.75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0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1904" calcext:value-type="float">
            <text:p>10.66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0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4472" calcext:value-type="float">
            <text:p>10.63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752" calcext:value-type="float">
            <text:p>10.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0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0568" calcext:value-type="float">
            <text:p>10.64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0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9336" calcext:value-type="float">
            <text:p>10.68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0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7624" calcext:value-type="float">
            <text:p>10.70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0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5432" calcext:value-type="float">
            <text:p>10.69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0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6288" calcext:value-type="float">
            <text:p>10.68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0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4576" calcext:value-type="float">
            <text:p>10.70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0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9336" calcext:value-type="float">
            <text:p>10.68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0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6768" calcext:value-type="float">
            <text:p>10.71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0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6768" calcext:value-type="float">
            <text:p>10.71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0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372" calcext:value-type="float">
            <text:p>10.71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0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0672" calcext:value-type="float">
            <text:p>10.71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0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7624" calcext:value-type="float">
            <text:p>10.70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0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6768" calcext:value-type="float">
            <text:p>10.71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0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5432" calcext:value-type="float">
            <text:p>10.69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0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6288" calcext:value-type="float">
            <text:p>10.68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0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6288" calcext:value-type="float">
            <text:p>10.68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0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4096" calcext:value-type="float">
            <text:p>10.67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0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4952" calcext:value-type="float">
            <text:p>10.66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0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5056" calcext:value-type="float">
            <text:p>10.73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0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8584" calcext:value-type="float">
            <text:p>10.76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0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6392" calcext:value-type="float">
            <text:p>10.75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0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2488" calcext:value-type="float">
            <text:p>10.76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0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1152" calcext:value-type="float">
            <text:p>10.74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0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6288" calcext:value-type="float">
            <text:p>10.68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0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848" calcext:value-type="float">
            <text:p>10.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0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1528" calcext:value-type="float">
            <text:p>10.70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0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9816" calcext:value-type="float">
            <text:p>10.71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0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4576" calcext:value-type="float">
            <text:p>10.70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0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9336" calcext:value-type="float">
            <text:p>10.68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0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0192" calcext:value-type="float">
            <text:p>10.68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9712" calcext:value-type="float">
            <text:p>10.64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0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4096" calcext:value-type="float">
            <text:p>10.67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0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0192" calcext:value-type="float">
            <text:p>10.68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0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324" calcext:value-type="float">
            <text:p>10.68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0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0192" calcext:value-type="float">
            <text:p>10.68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0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1904" calcext:value-type="float">
            <text:p>10.66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0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3616" calcext:value-type="float">
            <text:p>10.64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0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0944" calcext:value-type="float">
            <text:p>10.60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0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3616" calcext:value-type="float">
            <text:p>10.64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0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6288" calcext:value-type="float">
            <text:p>10.68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0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5432" calcext:value-type="float">
            <text:p>10.69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0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848" calcext:value-type="float">
            <text:p>10.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0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7624" calcext:value-type="float">
            <text:p>10.70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0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0672" calcext:value-type="float">
            <text:p>10.71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0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4576" calcext:value-type="float">
            <text:p>10.70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0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7624" calcext:value-type="float">
            <text:p>10.70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0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2384" calcext:value-type="float">
            <text:p>10.69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0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0192" calcext:value-type="float">
            <text:p>10.68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0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848" calcext:value-type="float">
            <text:p>10.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0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0672" calcext:value-type="float">
            <text:p>10.71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0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4576" calcext:value-type="float">
            <text:p>10.70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0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7624" calcext:value-type="float">
            <text:p>10.70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0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848" calcext:value-type="float">
            <text:p>10.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5432" calcext:value-type="float">
            <text:p>10.69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0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6288" calcext:value-type="float">
            <text:p>10.68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0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4096" calcext:value-type="float">
            <text:p>10.67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0-09-04 15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9712" calcext:value-type="float">
            <text:p>10.64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0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276" calcext:value-type="float">
            <text:p>10.65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0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1904" calcext:value-type="float">
            <text:p>10.66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0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324" calcext:value-type="float">
            <text:p>10.68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0192" calcext:value-type="float">
            <text:p>10.68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0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9712" calcext:value-type="float">
            <text:p>10.64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0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3616" calcext:value-type="float">
            <text:p>10.64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0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1048" calcext:value-type="float">
            <text:p>10.67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0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4952" calcext:value-type="float">
            <text:p>10.66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0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4096" calcext:value-type="float">
            <text:p>10.67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0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4952" calcext:value-type="float">
            <text:p>10.66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0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1048" calcext:value-type="float">
            <text:p>10.67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0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4952" calcext:value-type="float">
            <text:p>10.66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0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8856" calcext:value-type="float">
            <text:p>10.65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0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3616" calcext:value-type="float">
            <text:p>10.64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0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1424" calcext:value-type="float">
            <text:p>10.63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0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6184" calcext:value-type="float">
            <text:p>10.61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0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3136" calcext:value-type="float">
            <text:p>10.61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0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1424" calcext:value-type="float">
            <text:p>10.63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0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4096" calcext:value-type="float">
            <text:p>10.67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0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6288" calcext:value-type="float">
            <text:p>10.68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0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2384" calcext:value-type="float">
            <text:p>10.69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0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6288" calcext:value-type="float">
            <text:p>10.68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0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324" calcext:value-type="float">
            <text:p>10.68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0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7144" calcext:value-type="float">
            <text:p>10.67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0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1048" calcext:value-type="float">
            <text:p>10.67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0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4952" calcext:value-type="float">
            <text:p>10.66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0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8856" calcext:value-type="float">
            <text:p>10.65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0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5808" calcext:value-type="float">
            <text:p>10.65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0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9712" calcext:value-type="float">
            <text:p>10.64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0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3616" calcext:value-type="float">
            <text:p>10.64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0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0568" calcext:value-type="float">
            <text:p>10.64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0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752" calcext:value-type="float">
            <text:p>10.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0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752" calcext:value-type="float">
            <text:p>10.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1424" calcext:value-type="float">
            <text:p>10.63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0-07-30 16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276" calcext:value-type="float">
            <text:p>10.65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0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3616" calcext:value-type="float">
            <text:p>10.64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0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4472" calcext:value-type="float">
            <text:p>10.63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0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752" calcext:value-type="float">
            <text:p>10.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0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4472" calcext:value-type="float">
            <text:p>10.63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0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5328" calcext:value-type="float">
            <text:p>10.62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0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4472" calcext:value-type="float">
            <text:p>10.63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0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5328" calcext:value-type="float">
            <text:p>10.62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0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8376" calcext:value-type="float">
            <text:p>10.62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0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1424" calcext:value-type="float">
            <text:p>10.63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0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228" calcext:value-type="float">
            <text:p>10.62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0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5328" calcext:value-type="float">
            <text:p>10.62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0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3136" calcext:value-type="float">
            <text:p>10.61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0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6184" calcext:value-type="float">
            <text:p>10.61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0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704" calcext:value-type="float">
            <text:p>10.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0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4848" calcext:value-type="float">
            <text:p>10.59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0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5704" calcext:value-type="float">
            <text:p>10.58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0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0464" calcext:value-type="float">
            <text:p>10.57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0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4368" calcext:value-type="float">
            <text:p>10.56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0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656" calcext:value-type="float">
            <text:p>10.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0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3512" calcext:value-type="float">
            <text:p>10.57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0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0464" calcext:value-type="float">
            <text:p>10.57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0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3512" calcext:value-type="float">
            <text:p>10.57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0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0464" calcext:value-type="float">
            <text:p>10.57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0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132" calcext:value-type="float">
            <text:p>10.56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0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0464" calcext:value-type="float">
            <text:p>10.57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0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3512" calcext:value-type="float">
            <text:p>10.57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0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0464" calcext:value-type="float">
            <text:p>10.57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0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8272" calcext:value-type="float">
            <text:p>10.55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2176" calcext:value-type="float">
            <text:p>10.55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0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3032" calcext:value-type="float">
            <text:p>10.54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0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5224" calcext:value-type="float">
            <text:p>10.55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0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4368" calcext:value-type="float">
            <text:p>10.56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0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3512" calcext:value-type="float">
            <text:p>10.57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0-06-25 18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3512" calcext:value-type="float">
            <text:p>10.57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0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9608" calcext:value-type="float">
            <text:p>10.57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0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4848" calcext:value-type="float">
            <text:p>10.59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0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704" calcext:value-type="float">
            <text:p>10.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0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6184" calcext:value-type="float">
            <text:p>10.61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0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5328" calcext:value-type="float">
            <text:p>10.62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0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9232" calcext:value-type="float">
            <text:p>10.61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0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3136" calcext:value-type="float">
            <text:p>10.61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0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0944" calcext:value-type="float">
            <text:p>10.60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0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4848" calcext:value-type="float">
            <text:p>10.59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0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8752" calcext:value-type="float">
            <text:p>10.58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0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5704" calcext:value-type="float">
            <text:p>10.58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0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9608" calcext:value-type="float">
            <text:p>10.57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0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4368" calcext:value-type="float">
            <text:p>10.56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0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9128" calcext:value-type="float">
            <text:p>10.54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0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5224" calcext:value-type="float">
            <text:p>10.55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0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2176" calcext:value-type="float">
            <text:p>10.55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0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9128" calcext:value-type="float">
            <text:p>10.54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0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608" calcext:value-type="float">
            <text:p>10.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0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9984" calcext:value-type="float">
            <text:p>10.53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0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608" calcext:value-type="float">
            <text:p>10.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0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608" calcext:value-type="float">
            <text:p>10.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0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9984" calcext:value-type="float">
            <text:p>10.53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0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4368" calcext:value-type="float">
            <text:p>10.56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0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0464" calcext:value-type="float">
            <text:p>10.57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3512" calcext:value-type="float">
            <text:p>10.57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0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0464" calcext:value-type="float">
            <text:p>10.57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0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9608" calcext:value-type="float">
            <text:p>10.57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0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8752" calcext:value-type="float">
            <text:p>10.58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0-05-27 14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3992" calcext:value-type="float">
            <text:p>10.60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0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2656" calcext:value-type="float">
            <text:p>10.58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0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9608" calcext:value-type="float">
            <text:p>10.57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0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5704" calcext:value-type="float">
            <text:p>10.58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0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9232" calcext:value-type="float">
            <text:p>10.61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0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228" calcext:value-type="float">
            <text:p>10.62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0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704" calcext:value-type="float">
            <text:p>10.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0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18" calcext:value-type="float">
            <text:p>10.59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0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18" calcext:value-type="float">
            <text:p>10.59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0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3992" calcext:value-type="float">
            <text:p>10.60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0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3992" calcext:value-type="float">
            <text:p>10.60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0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3992" calcext:value-type="float">
            <text:p>10.60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0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7896" calcext:value-type="float">
            <text:p>10.59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0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6184" calcext:value-type="float">
            <text:p>10.61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0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3992" calcext:value-type="float">
            <text:p>10.60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0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3512" calcext:value-type="float">
            <text:p>10.57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0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656" calcext:value-type="float">
            <text:p>10.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0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0464" calcext:value-type="float">
            <text:p>10.57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0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8168" calcext:value-type="float">
            <text:p>10.48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0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7688" calcext:value-type="float">
            <text:p>10.45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0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3784" calcext:value-type="float">
            <text:p>10.46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0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5976" calcext:value-type="float">
            <text:p>10.47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0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9024" calcext:value-type="float">
            <text:p>10.47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0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7688" calcext:value-type="float">
            <text:p>10.45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0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7688" calcext:value-type="float">
            <text:p>10.45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0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8544" calcext:value-type="float">
            <text:p>10.44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0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0256" calcext:value-type="float">
            <text:p>10.43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3784" calcext:value-type="float">
            <text:p>10.46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0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1216" calcext:value-type="float">
            <text:p>10.49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0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512" calcext:value-type="float">
            <text:p>10.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0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7312" calcext:value-type="float">
            <text:p>10.49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0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56" calcext:value-type="float">
            <text:p>10.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0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084" calcext:value-type="float">
            <text:p>10.53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0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3888" calcext:value-type="float">
            <text:p>10.53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0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9128" calcext:value-type="float">
            <text:p>10.54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0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036" calcext:value-type="float">
            <text:p>10.50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0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9024" calcext:value-type="float">
            <text:p>10.47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0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036" calcext:value-type="float">
            <text:p>10.50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0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1696" calcext:value-type="float">
            <text:p>10.52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0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6936" calcext:value-type="float">
            <text:p>10.53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0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8272" calcext:value-type="float">
            <text:p>10.55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0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084" calcext:value-type="float">
            <text:p>10.53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0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8648" calcext:value-type="float">
            <text:p>10.51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0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56" calcext:value-type="float">
            <text:p>10.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0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512" calcext:value-type="float">
            <text:p>10.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0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8648" calcext:value-type="float">
            <text:p>10.51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0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7312" calcext:value-type="float">
            <text:p>10.49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0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7208" calcext:value-type="float">
            <text:p>10.42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0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9776" calcext:value-type="float">
            <text:p>10.39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0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416" calcext:value-type="float">
            <text:p>10.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0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3304" calcext:value-type="float">
            <text:p>10.43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0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5016" calcext:value-type="float">
            <text:p>10.41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0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5392" calcext:value-type="float">
            <text:p>10.37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0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0152" calcext:value-type="float">
            <text:p>10.36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0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7584" calcext:value-type="float">
            <text:p>10.38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0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1968" calcext:value-type="float">
            <text:p>10.41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0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6352" calcext:value-type="float">
            <text:p>10.43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0736" calcext:value-type="float">
            <text:p>10.46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0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5976" calcext:value-type="float">
            <text:p>10.47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0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512" calcext:value-type="float">
            <text:p>10.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0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9504" calcext:value-type="float">
            <text:p>10.50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0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512" calcext:value-type="float">
            <text:p>10.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0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9504" calcext:value-type="float">
            <text:p>10.50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0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9128" calcext:value-type="float">
            <text:p>10.54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0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4368" calcext:value-type="float">
            <text:p>10.56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0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18" calcext:value-type="float">
            <text:p>10.59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0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4472" calcext:value-type="float">
            <text:p>10.63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0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3136" calcext:value-type="float">
            <text:p>10.61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0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4368" calcext:value-type="float">
            <text:p>10.56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0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8752" calcext:value-type="float">
            <text:p>10.58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0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0944" calcext:value-type="float">
            <text:p>10.60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0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3512" calcext:value-type="float">
            <text:p>10.57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0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0088" calcext:value-type="float">
            <text:p>10.61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0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3992" calcext:value-type="float">
            <text:p>10.60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0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132" calcext:value-type="float">
            <text:p>10.56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0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56" calcext:value-type="float">
            <text:p>10.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0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8272" calcext:value-type="float">
            <text:p>10.55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0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132" calcext:value-type="float">
            <text:p>10.56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0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9128" calcext:value-type="float">
            <text:p>10.54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0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9984" calcext:value-type="float">
            <text:p>10.53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0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036" calcext:value-type="float">
            <text:p>10.50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0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56" calcext:value-type="float">
            <text:p>10.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0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656" calcext:value-type="float">
            <text:p>10.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0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0944" calcext:value-type="float">
            <text:p>10.60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0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2176" calcext:value-type="float">
            <text:p>10.55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0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608" calcext:value-type="float">
            <text:p>10.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0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2656" calcext:value-type="float">
            <text:p>10.58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0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704" calcext:value-type="float">
            <text:p>10.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0944" calcext:value-type="float">
            <text:p>10.60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8752" calcext:value-type="float">
            <text:p>10.58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0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8648" calcext:value-type="float">
            <text:p>10.51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0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4368" calcext:value-type="float">
            <text:p>10.56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0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5704" calcext:value-type="float">
            <text:p>10.58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0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6184" calcext:value-type="float">
            <text:p>10.61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0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6664" calcext:value-type="float">
            <text:p>10.64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0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0568" calcext:value-type="float">
            <text:p>10.64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0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276" calcext:value-type="float">
            <text:p>10.65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0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6664" calcext:value-type="float">
            <text:p>10.64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0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18" calcext:value-type="float">
            <text:p>10.59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0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8752" calcext:value-type="float">
            <text:p>10.58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0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5328" calcext:value-type="float">
            <text:p>10.62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0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6184" calcext:value-type="float">
            <text:p>10.61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0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6184" calcext:value-type="float">
            <text:p>10.61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0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704" calcext:value-type="float">
            <text:p>10.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0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4368" calcext:value-type="float">
            <text:p>10.56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0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4848" calcext:value-type="float">
            <text:p>10.59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0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9608" calcext:value-type="float">
            <text:p>10.57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0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8752" calcext:value-type="float">
            <text:p>10.58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0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3136" calcext:value-type="float">
            <text:p>10.61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0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2656" calcext:value-type="float">
            <text:p>10.58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0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8544" calcext:value-type="float">
            <text:p>10.44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0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9024" calcext:value-type="float">
            <text:p>10.47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0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56" calcext:value-type="float">
            <text:p>10.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0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6456" calcext:value-type="float">
            <text:p>10.50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0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3408" calcext:value-type="float">
            <text:p>10.50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0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512" calcext:value-type="float">
            <text:p>10.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0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1696" calcext:value-type="float">
            <text:p>10.52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9984" calcext:value-type="float">
            <text:p>10.53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0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084" calcext:value-type="float">
            <text:p>10.53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0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1696" calcext:value-type="float">
            <text:p>10.52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0-01-28 16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7792" calcext:value-type="float">
            <text:p>10.52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0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7792" calcext:value-type="float">
            <text:p>10.52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0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8648" calcext:value-type="float">
            <text:p>10.51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0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2176" calcext:value-type="float">
            <text:p>10.55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0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4848" calcext:value-type="float">
            <text:p>10.59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0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9608" calcext:value-type="float">
            <text:p>10.57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0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4368" calcext:value-type="float">
            <text:p>10.56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0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8272" calcext:value-type="float">
            <text:p>10.55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0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5224" calcext:value-type="float">
            <text:p>10.55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0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084" calcext:value-type="float">
            <text:p>10.53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0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0464" calcext:value-type="float">
            <text:p>10.57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0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228" calcext:value-type="float">
            <text:p>10.62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0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4368" calcext:value-type="float">
            <text:p>10.56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0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2656" calcext:value-type="float">
            <text:p>10.58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0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7896" calcext:value-type="float">
            <text:p>10.59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0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5328" calcext:value-type="float">
            <text:p>10.62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0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6184" calcext:value-type="float">
            <text:p>10.61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0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704" calcext:value-type="float">
            <text:p>10.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0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0088" calcext:value-type="float">
            <text:p>10.61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0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0088" calcext:value-type="float">
            <text:p>10.61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0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56" calcext:value-type="float">
            <text:p>10.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0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8648" calcext:value-type="float">
            <text:p>10.51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0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2552" calcext:value-type="float">
            <text:p>10.51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0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3408" calcext:value-type="float">
            <text:p>10.50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0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2072" calcext:value-type="float">
            <text:p>10.48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0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2552" calcext:value-type="float">
            <text:p>10.51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0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8648" calcext:value-type="float">
            <text:p>10.51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20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9024" calcext:value-type="float">
            <text:p>10.47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5496" calcext:value-type="float">
            <text:p>10.44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9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8648" calcext:value-type="float">
            <text:p>10.51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9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2656" calcext:value-type="float">
            <text:p>10.58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9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9608" calcext:value-type="float">
            <text:p>10.57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9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3512" calcext:value-type="float">
            <text:p>10.57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9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4848" calcext:value-type="float">
            <text:p>10.59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9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0944" calcext:value-type="float">
            <text:p>10.60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9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9232" calcext:value-type="float">
            <text:p>10.61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9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5328" calcext:value-type="float">
            <text:p>10.62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9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4472" calcext:value-type="float">
            <text:p>10.63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9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8" calcext:value-type="float">
            <text:p>10.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9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5432" calcext:value-type="float">
            <text:p>10.69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9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5808" calcext:value-type="float">
            <text:p>10.65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9-12-18 17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3992" calcext:value-type="float">
            <text:p>10.60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9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4472" calcext:value-type="float">
            <text:p>10.63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9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8" calcext:value-type="float">
            <text:p>10.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9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9608" calcext:value-type="float">
            <text:p>10.57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9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608" calcext:value-type="float">
            <text:p>10.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9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0568" calcext:value-type="float">
            <text:p>10.64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9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8" calcext:value-type="float">
            <text:p>10.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9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4472" calcext:value-type="float">
            <text:p>10.63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9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18" calcext:value-type="float">
            <text:p>10.59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9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18" calcext:value-type="float">
            <text:p>10.59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9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7896" calcext:value-type="float">
            <text:p>10.59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9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9608" calcext:value-type="float">
            <text:p>10.57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9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4744" calcext:value-type="float">
            <text:p>10.52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9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2928" calcext:value-type="float">
            <text:p>10.47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9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6352" calcext:value-type="float">
            <text:p>10.43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9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5872" calcext:value-type="float">
            <text:p>10.40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9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6352" calcext:value-type="float">
            <text:p>10.43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9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4744" calcext:value-type="float">
            <text:p>10.52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9984" calcext:value-type="float">
            <text:p>10.53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9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0464" calcext:value-type="float">
            <text:p>10.57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9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8752" calcext:value-type="float">
            <text:p>10.58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9-11-27 19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2176" calcext:value-type="float">
            <text:p>10.55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9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2656" calcext:value-type="float">
            <text:p>10.58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9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656" calcext:value-type="float">
            <text:p>10.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9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084" calcext:value-type="float">
            <text:p>10.53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9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656" calcext:value-type="float">
            <text:p>10.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9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2552" calcext:value-type="float">
            <text:p>10.51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9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084" calcext:value-type="float">
            <text:p>10.53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9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4744" calcext:value-type="float">
            <text:p>10.52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9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036" calcext:value-type="float">
            <text:p>10.50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9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7792" calcext:value-type="float">
            <text:p>10.52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9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0088" calcext:value-type="float">
            <text:p>10.61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9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5808" calcext:value-type="float">
            <text:p>10.65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9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5328" calcext:value-type="float">
            <text:p>10.62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9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1424" calcext:value-type="float">
            <text:p>10.63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9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4472" calcext:value-type="float">
            <text:p>10.63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9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2656" calcext:value-type="float">
            <text:p>10.58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9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7896" calcext:value-type="float">
            <text:p>10.59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9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4848" calcext:value-type="float">
            <text:p>10.59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9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704" calcext:value-type="float">
            <text:p>10.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9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704" calcext:value-type="float">
            <text:p>10.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9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8752" calcext:value-type="float">
            <text:p>10.58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9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9608" calcext:value-type="float">
            <text:p>10.57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9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5224" calcext:value-type="float">
            <text:p>10.55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9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0464" calcext:value-type="float">
            <text:p>10.57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9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5224" calcext:value-type="float">
            <text:p>10.55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9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3512" calcext:value-type="float">
            <text:p>10.57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9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6936" calcext:value-type="float">
            <text:p>10.53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9504" calcext:value-type="float">
            <text:p>10.50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9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7792" calcext:value-type="float">
            <text:p>10.52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9-10-29 17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9504" calcext:value-type="float">
            <text:p>10.50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9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2176" calcext:value-type="float">
            <text:p>10.55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9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3032" calcext:value-type="float">
            <text:p>10.54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9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8752" calcext:value-type="float">
            <text:p>10.58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9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3512" calcext:value-type="float">
            <text:p>10.57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9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9128" calcext:value-type="float">
            <text:p>10.54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9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3408" calcext:value-type="float">
            <text:p>10.50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9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56" calcext:value-type="float">
            <text:p>10.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9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9984" calcext:value-type="float">
            <text:p>10.53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9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8272" calcext:value-type="float">
            <text:p>10.55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9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5224" calcext:value-type="float">
            <text:p>10.55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9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3032" calcext:value-type="float">
            <text:p>10.54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9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6832" calcext:value-type="float">
            <text:p>10.46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9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036" calcext:value-type="float">
            <text:p>10.50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9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988" calcext:value-type="float">
            <text:p>10.46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9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1592" calcext:value-type="float">
            <text:p>10.45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9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5016" calcext:value-type="float">
            <text:p>10.41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9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3304" calcext:value-type="float">
            <text:p>10.43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9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036" calcext:value-type="float">
            <text:p>10.50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9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7416" calcext:value-type="float">
            <text:p>10.56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9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704" calcext:value-type="float">
            <text:p>10.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9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4848" calcext:value-type="float">
            <text:p>10.59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9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2656" calcext:value-type="float">
            <text:p>10.58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9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656" calcext:value-type="float">
            <text:p>10.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9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5224" calcext:value-type="float">
            <text:p>10.55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9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4368" calcext:value-type="float">
            <text:p>10.56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9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3512" calcext:value-type="float">
            <text:p>10.57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9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3512" calcext:value-type="float">
            <text:p>10.57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5704" calcext:value-type="float">
            <text:p>10.58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9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8752" calcext:value-type="float">
            <text:p>10.58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9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9608" calcext:value-type="float">
            <text:p>10.57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9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3512" calcext:value-type="float">
            <text:p>10.57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9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132" calcext:value-type="float">
            <text:p>10.56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9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7416" calcext:value-type="float">
            <text:p>10.56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9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656" calcext:value-type="float">
            <text:p>10.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9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3512" calcext:value-type="float">
            <text:p>10.57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9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3512" calcext:value-type="float">
            <text:p>10.57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9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3512" calcext:value-type="float">
            <text:p>10.57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9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9128" calcext:value-type="float">
            <text:p>10.54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9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3032" calcext:value-type="float">
            <text:p>10.54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9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8272" calcext:value-type="float">
            <text:p>10.55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9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3512" calcext:value-type="float">
            <text:p>10.57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9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3512" calcext:value-type="float">
            <text:p>10.57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9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0464" calcext:value-type="float">
            <text:p>10.57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9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132" calcext:value-type="float">
            <text:p>10.56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9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3512" calcext:value-type="float">
            <text:p>10.57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9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656" calcext:value-type="float">
            <text:p>10.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9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7416" calcext:value-type="float">
            <text:p>10.56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9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132" calcext:value-type="float">
            <text:p>10.56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9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2176" calcext:value-type="float">
            <text:p>10.55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9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3408" calcext:value-type="float">
            <text:p>10.50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9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9024" calcext:value-type="float">
            <text:p>10.47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9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7792" calcext:value-type="float">
            <text:p>10.52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9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9128" calcext:value-type="float">
            <text:p>10.54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9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3888" calcext:value-type="float">
            <text:p>10.53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9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6936" calcext:value-type="float">
            <text:p>10.53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9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3888" calcext:value-type="float">
            <text:p>10.53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9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9128" calcext:value-type="float">
            <text:p>10.54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9984" calcext:value-type="float">
            <text:p>10.53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9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8648" calcext:value-type="float">
            <text:p>10.51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9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7312" calcext:value-type="float">
            <text:p>10.49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9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4264" calcext:value-type="float">
            <text:p>10.49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9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1216" calcext:value-type="float">
            <text:p>10.49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9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4264" calcext:value-type="float">
            <text:p>10.49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9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9504" calcext:value-type="float">
            <text:p>10.50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9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4744" calcext:value-type="float">
            <text:p>10.52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9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2552" calcext:value-type="float">
            <text:p>10.51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9-08-22 14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084" calcext:value-type="float">
            <text:p>10.53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9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9504" calcext:value-type="float">
            <text:p>10.50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9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9504" calcext:value-type="float">
            <text:p>10.50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9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036" calcext:value-type="float">
            <text:p>10.50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9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7312" calcext:value-type="float">
            <text:p>10.49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9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036" calcext:value-type="float">
            <text:p>10.50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9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3408" calcext:value-type="float">
            <text:p>10.50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9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6456" calcext:value-type="float">
            <text:p>10.50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9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9504" calcext:value-type="float">
            <text:p>10.50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9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3408" calcext:value-type="float">
            <text:p>10.50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9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512" calcext:value-type="float">
            <text:p>10.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9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3784" calcext:value-type="float">
            <text:p>10.46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9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8544" calcext:value-type="float">
            <text:p>10.44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9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2448" calcext:value-type="float">
            <text:p>10.44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9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3784" calcext:value-type="float">
            <text:p>10.46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9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5976" calcext:value-type="float">
            <text:p>10.47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9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2072" calcext:value-type="float">
            <text:p>10.48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9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5976" calcext:value-type="float">
            <text:p>10.47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9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512" calcext:value-type="float">
            <text:p>10.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9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1216" calcext:value-type="float">
            <text:p>10.49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9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2072" calcext:value-type="float">
            <text:p>10.48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2928" calcext:value-type="float">
            <text:p>10.47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9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988" calcext:value-type="float">
            <text:p>10.46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9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3784" calcext:value-type="float">
            <text:p>10.46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9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7688" calcext:value-type="float">
            <text:p>10.45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9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7688" calcext:value-type="float">
            <text:p>10.45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9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5496" calcext:value-type="float">
            <text:p>10.44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9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1112" calcext:value-type="float">
            <text:p>10.42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9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5872" calcext:value-type="float">
            <text:p>10.40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9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2824" calcext:value-type="float">
            <text:p>10.40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9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416" calcext:value-type="float">
            <text:p>10.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9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0256" calcext:value-type="float">
            <text:p>10.43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9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0256" calcext:value-type="float">
            <text:p>10.43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9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0256" calcext:value-type="float">
            <text:p>10.43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9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3304" calcext:value-type="float">
            <text:p>10.43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9-07-17 14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5496" calcext:value-type="float">
            <text:p>10.44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9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6352" calcext:value-type="float">
            <text:p>10.43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9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7208" calcext:value-type="float">
            <text:p>10.42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9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5872" calcext:value-type="float">
            <text:p>10.40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9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9776" calcext:value-type="float">
            <text:p>10.39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9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1488" calcext:value-type="float">
            <text:p>10.38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9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5872" calcext:value-type="float">
            <text:p>10.40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9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2824" calcext:value-type="float">
            <text:p>10.40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9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0632" calcext:value-type="float">
            <text:p>10.39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9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4536" calcext:value-type="float">
            <text:p>10.38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9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4536" calcext:value-type="float">
            <text:p>10.38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9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1488" calcext:value-type="float">
            <text:p>10.38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9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4536" calcext:value-type="float">
            <text:p>10.38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9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9296" calcext:value-type="float">
            <text:p>10.36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9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4056" calcext:value-type="float">
            <text:p>10.35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9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4912" calcext:value-type="float">
            <text:p>10.34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9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1008" calcext:value-type="float">
            <text:p>10.35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1008" calcext:value-type="float">
            <text:p>10.35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9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32" calcext:value-type="float">
            <text:p>10.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9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9296" calcext:value-type="float">
            <text:p>10.36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9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4056" calcext:value-type="float">
            <text:p>10.35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9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4912" calcext:value-type="float">
            <text:p>10.34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9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4912" calcext:value-type="float">
            <text:p>10.34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9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0152" calcext:value-type="float">
            <text:p>10.36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9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4056" calcext:value-type="float">
            <text:p>10.35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9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1864" calcext:value-type="float">
            <text:p>10.34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9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272" calcext:value-type="float">
            <text:p>10.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9-06-20 14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9296" calcext:value-type="float">
            <text:p>10.36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9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0632" calcext:value-type="float">
            <text:p>10.39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9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5872" calcext:value-type="float">
            <text:p>10.40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9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5016" calcext:value-type="float">
            <text:p>10.41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9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5872" calcext:value-type="float">
            <text:p>10.40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9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5872" calcext:value-type="float">
            <text:p>10.40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9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1488" calcext:value-type="float">
            <text:p>10.38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9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1488" calcext:value-type="float">
            <text:p>10.38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9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1968" calcext:value-type="float">
            <text:p>10.41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9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7584" calcext:value-type="float">
            <text:p>10.38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9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5016" calcext:value-type="float">
            <text:p>10.41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9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1112" calcext:value-type="float">
            <text:p>10.42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9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2824" calcext:value-type="float">
            <text:p>10.40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9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7584" calcext:value-type="float">
            <text:p>10.38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9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5392" calcext:value-type="float">
            <text:p>10.37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9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5392" calcext:value-type="float">
            <text:p>10.37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9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9296" calcext:value-type="float">
            <text:p>10.36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9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1864" calcext:value-type="float">
            <text:p>10.34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9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9672" calcext:value-type="float">
            <text:p>10.32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9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8816" calcext:value-type="float">
            <text:p>10.33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272" calcext:value-type="float">
            <text:p>10.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9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8816" calcext:value-type="float">
            <text:p>10.33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9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7584" calcext:value-type="float">
            <text:p>10.38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9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4536" calcext:value-type="float">
            <text:p>10.38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9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9776" calcext:value-type="float">
            <text:p>10.39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9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2824" calcext:value-type="float">
            <text:p>10.40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9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2824" calcext:value-type="float">
            <text:p>10.40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9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1968" calcext:value-type="float">
            <text:p>10.41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9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1488" calcext:value-type="float">
            <text:p>10.38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9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32" calcext:value-type="float">
            <text:p>10.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9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9296" calcext:value-type="float">
            <text:p>10.36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9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0152" calcext:value-type="float">
            <text:p>10.36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9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8816" calcext:value-type="float">
            <text:p>10.33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9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1864" calcext:value-type="float">
            <text:p>10.34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9-05-15 13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4432" calcext:value-type="float">
            <text:p>10.31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9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1864" calcext:value-type="float">
            <text:p>10.34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9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2344" calcext:value-type="float">
            <text:p>10.37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9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1112" calcext:value-type="float">
            <text:p>10.42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9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3304" calcext:value-type="float">
            <text:p>10.43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9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7208" calcext:value-type="float">
            <text:p>10.42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9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2448" calcext:value-type="float">
            <text:p>10.44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9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0256" calcext:value-type="float">
            <text:p>10.43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9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5016" calcext:value-type="float">
            <text:p>10.41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9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5016" calcext:value-type="float">
            <text:p>10.41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9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0256" calcext:value-type="float">
            <text:p>10.43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9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1592" calcext:value-type="float">
            <text:p>10.45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9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2928" calcext:value-type="float">
            <text:p>10.47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9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8168" calcext:value-type="float">
            <text:p>10.48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9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4264" calcext:value-type="float">
            <text:p>10.49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5976" calcext:value-type="float">
            <text:p>10.47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9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6832" calcext:value-type="float">
            <text:p>10.46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9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0256" calcext:value-type="float">
            <text:p>10.43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9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368" calcext:value-type="float">
            <text:p>10.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9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5872" calcext:value-type="float">
            <text:p>10.40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9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2448" calcext:value-type="float">
            <text:p>10.44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9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0256" calcext:value-type="float">
            <text:p>10.43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9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5496" calcext:value-type="float">
            <text:p>10.44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9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464" calcext:value-type="float">
            <text:p>10.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9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3784" calcext:value-type="float">
            <text:p>10.46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9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6832" calcext:value-type="float">
            <text:p>10.46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9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988" calcext:value-type="float">
            <text:p>10.46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9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3408" calcext:value-type="float">
            <text:p>10.50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9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3888" calcext:value-type="float">
            <text:p>10.53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9-04-16 18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56" calcext:value-type="float">
            <text:p>10.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9-04-15 14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416" calcext:value-type="float">
            <text:p>10.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9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8168" calcext:value-type="float">
            <text:p>10.48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9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8168" calcext:value-type="float">
            <text:p>10.48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9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4264" calcext:value-type="float">
            <text:p>10.49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9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8168" calcext:value-type="float">
            <text:p>10.48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9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6832" calcext:value-type="float">
            <text:p>10.46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9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8168" calcext:value-type="float">
            <text:p>10.48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9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6936" calcext:value-type="float">
            <text:p>10.53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9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3512" calcext:value-type="float">
            <text:p>10.57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9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9608" calcext:value-type="float">
            <text:p>10.57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9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0088" calcext:value-type="float">
            <text:p>10.61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9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4368" calcext:value-type="float">
            <text:p>10.56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9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56" calcext:value-type="float">
            <text:p>10.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9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7416" calcext:value-type="float">
            <text:p>10.56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9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3032" calcext:value-type="float">
            <text:p>10.54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1216" calcext:value-type="float">
            <text:p>10.49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9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4744" calcext:value-type="float">
            <text:p>10.52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9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7792" calcext:value-type="float">
            <text:p>10.52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9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084" calcext:value-type="float">
            <text:p>10.53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9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084" calcext:value-type="float">
            <text:p>10.53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9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4744" calcext:value-type="float">
            <text:p>10.52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9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6936" calcext:value-type="float">
            <text:p>10.53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9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9128" calcext:value-type="float">
            <text:p>10.54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9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3408" calcext:value-type="float">
            <text:p>10.50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9-03-22 14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892" calcext:value-type="float">
            <text:p>10.40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9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8168" calcext:value-type="float">
            <text:p>10.48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9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56" calcext:value-type="float">
            <text:p>10.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9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2552" calcext:value-type="float">
            <text:p>10.51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9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7312" calcext:value-type="float">
            <text:p>10.49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9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512" calcext:value-type="float">
            <text:p>10.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9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2448" calcext:value-type="float">
            <text:p>10.44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9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416" calcext:value-type="float">
            <text:p>10.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9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1592" calcext:value-type="float">
            <text:p>10.45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9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7688" calcext:value-type="float">
            <text:p>10.45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9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2448" calcext:value-type="float">
            <text:p>10.44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9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2824" calcext:value-type="float">
            <text:p>10.40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9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9024" calcext:value-type="float">
            <text:p>10.47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9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2928" calcext:value-type="float">
            <text:p>10.47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9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464" calcext:value-type="float">
            <text:p>10.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9-03-06 15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5016" calcext:value-type="float">
            <text:p>10.41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9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9776" calcext:value-type="float">
            <text:p>10.39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9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5392" calcext:value-type="float">
            <text:p>10.37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9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416" calcext:value-type="float">
            <text:p>10.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9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7688" calcext:value-type="float">
            <text:p>10.45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9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9504" calcext:value-type="float">
            <text:p>10.50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3888" calcext:value-type="float">
            <text:p>10.53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9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2656" calcext:value-type="float">
            <text:p>10.58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9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0464" calcext:value-type="float">
            <text:p>10.57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9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8544" calcext:value-type="float">
            <text:p>10.44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9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5872" calcext:value-type="float">
            <text:p>10.40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9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2072" calcext:value-type="float">
            <text:p>10.48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9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512" calcext:value-type="float">
            <text:p>10.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9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2928" calcext:value-type="float">
            <text:p>10.47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9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8648" calcext:value-type="float">
            <text:p>10.51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9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4264" calcext:value-type="float">
            <text:p>10.49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9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6352" calcext:value-type="float">
            <text:p>10.43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9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464" calcext:value-type="float">
            <text:p>10.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9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8544" calcext:value-type="float">
            <text:p>10.44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9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5976" calcext:value-type="float">
            <text:p>10.47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9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56" calcext:value-type="float">
            <text:p>10.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9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9128" calcext:value-type="float">
            <text:p>10.54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9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5704" calcext:value-type="float">
            <text:p>10.58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9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2656" calcext:value-type="float">
            <text:p>10.58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9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6936" calcext:value-type="float">
            <text:p>10.53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9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6352" calcext:value-type="float">
            <text:p>10.43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9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1592" calcext:value-type="float">
            <text:p>10.45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9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512" calcext:value-type="float">
            <text:p>10.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9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512" calcext:value-type="float">
            <text:p>10.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9-02-04 19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036" calcext:value-type="float">
            <text:p>10.50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9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9984" calcext:value-type="float">
            <text:p>10.53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9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8648" calcext:value-type="float">
            <text:p>10.51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9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8648" calcext:value-type="float">
            <text:p>10.51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2928" calcext:value-type="float">
            <text:p>10.47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9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7584" calcext:value-type="float">
            <text:p>10.38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9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9776" calcext:value-type="float">
            <text:p>10.39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9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3304" calcext:value-type="float">
            <text:p>10.43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9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5496" calcext:value-type="float">
            <text:p>10.44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9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5872" calcext:value-type="float">
            <text:p>10.40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9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5768" calcext:value-type="float">
            <text:p>10.33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9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7792" calcext:value-type="float">
            <text:p>10.52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9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4368" calcext:value-type="float">
            <text:p>10.56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9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464" calcext:value-type="float">
            <text:p>10.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9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5392" calcext:value-type="float">
            <text:p>10.37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9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0736" calcext:value-type="float">
            <text:p>10.46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9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0736" calcext:value-type="float">
            <text:p>10.46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9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2072" calcext:value-type="float">
            <text:p>10.48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9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94" calcext:value-type="float">
            <text:p>10.43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9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94" calcext:value-type="float">
            <text:p>10.43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9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3784" calcext:value-type="float">
            <text:p>10.46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9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56" calcext:value-type="float">
            <text:p>10.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9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9504" calcext:value-type="float">
            <text:p>10.50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9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5976" calcext:value-type="float">
            <text:p>10.47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9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464" calcext:value-type="float">
            <text:p>10.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9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5016" calcext:value-type="float">
            <text:p>10.41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9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8544" calcext:value-type="float">
            <text:p>10.44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9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9504" calcext:value-type="float">
            <text:p>10.50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9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0736" calcext:value-type="float">
            <text:p>10.46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9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7688" calcext:value-type="float">
            <text:p>10.45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9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4264" calcext:value-type="float">
            <text:p>10.49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9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9504" calcext:value-type="float">
            <text:p>10.50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9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3032" calcext:value-type="float">
            <text:p>10.54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9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1216" calcext:value-type="float">
            <text:p>10.49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9128" calcext:value-type="float">
            <text:p>10.54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8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4368" calcext:value-type="float">
            <text:p>10.56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8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6936" calcext:value-type="float">
            <text:p>10.53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8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9128" calcext:value-type="float">
            <text:p>10.54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8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3992" calcext:value-type="float">
            <text:p>10.60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8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5704" calcext:value-type="float">
            <text:p>10.58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8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0464" calcext:value-type="float">
            <text:p>10.57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8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5224" calcext:value-type="float">
            <text:p>10.55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8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8272" calcext:value-type="float">
            <text:p>10.55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8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988" calcext:value-type="float">
            <text:p>10.46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8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4264" calcext:value-type="float">
            <text:p>10.49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8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132" calcext:value-type="float">
            <text:p>10.56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8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132" calcext:value-type="float">
            <text:p>10.56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8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7792" calcext:value-type="float">
            <text:p>10.52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8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7688" calcext:value-type="float">
            <text:p>10.45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8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6456" calcext:value-type="float">
            <text:p>10.50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8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4368" calcext:value-type="float">
            <text:p>10.56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8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8272" calcext:value-type="float">
            <text:p>10.55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8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132" calcext:value-type="float">
            <text:p>10.56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8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608" calcext:value-type="float">
            <text:p>10.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8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3032" calcext:value-type="float">
            <text:p>10.54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8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4368" calcext:value-type="float">
            <text:p>10.56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8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656" calcext:value-type="float">
            <text:p>10.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8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3512" calcext:value-type="float">
            <text:p>10.57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8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9128" calcext:value-type="float">
            <text:p>10.54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8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56" calcext:value-type="float">
            <text:p>10.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8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56" calcext:value-type="float">
            <text:p>10.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8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56" calcext:value-type="float">
            <text:p>10.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8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988" calcext:value-type="float">
            <text:p>10.46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8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9024" calcext:value-type="float">
            <text:p>10.47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8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1696" calcext:value-type="float">
            <text:p>10.52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3888" calcext:value-type="float">
            <text:p>10.53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8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608" calcext:value-type="float">
            <text:p>10.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8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036" calcext:value-type="float">
            <text:p>10.50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8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9024" calcext:value-type="float">
            <text:p>10.47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8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9984" calcext:value-type="float">
            <text:p>10.53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8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3992" calcext:value-type="float">
            <text:p>10.60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8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4952" calcext:value-type="float">
            <text:p>10.66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8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2384" calcext:value-type="float">
            <text:p>10.69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8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324" calcext:value-type="float">
            <text:p>10.68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8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6184" calcext:value-type="float">
            <text:p>10.61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8-11-20 17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3992" calcext:value-type="float">
            <text:p>10.60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8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4472" calcext:value-type="float">
            <text:p>10.63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8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324" calcext:value-type="float">
            <text:p>10.68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8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4096" calcext:value-type="float">
            <text:p>10.67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8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8376" calcext:value-type="float">
            <text:p>10.62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8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7728" calcext:value-type="float">
            <text:p>10.77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8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7248" calcext:value-type="float">
            <text:p>10.74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8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5432" calcext:value-type="float">
            <text:p>10.69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8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6392" calcext:value-type="float">
            <text:p>10.75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8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8104" calcext:value-type="float">
            <text:p>10.73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8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1904" calcext:value-type="float">
            <text:p>10.66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8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1528" calcext:value-type="float">
            <text:p>10.70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8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0672" calcext:value-type="float">
            <text:p>10.71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8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7144" calcext:value-type="float">
            <text:p>10.67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8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8" calcext:value-type="float">
            <text:p>10.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8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2008" calcext:value-type="float">
            <text:p>10.73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8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1152" calcext:value-type="float">
            <text:p>10.74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8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3616" calcext:value-type="float">
            <text:p>10.64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8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0568" calcext:value-type="float">
            <text:p>10.64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8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9712" calcext:value-type="float">
            <text:p>10.64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8856" calcext:value-type="float">
            <text:p>10.65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8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5808" calcext:value-type="float">
            <text:p>10.65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8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228" calcext:value-type="float">
            <text:p>10.62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8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0088" calcext:value-type="float">
            <text:p>10.61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8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9712" calcext:value-type="float">
            <text:p>10.64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8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896" calcext:value-type="float">
            <text:p>10.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8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0672" calcext:value-type="float">
            <text:p>10.71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8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848" calcext:value-type="float">
            <text:p>10.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8-10-23 19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848" calcext:value-type="float">
            <text:p>10.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8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0672" calcext:value-type="float">
            <text:p>10.71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8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1528" calcext:value-type="float">
            <text:p>10.70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8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1528" calcext:value-type="float">
            <text:p>10.70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8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896" calcext:value-type="float">
            <text:p>10.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8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2864" calcext:value-type="float">
            <text:p>10.72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8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7144" calcext:value-type="float">
            <text:p>10.67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8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9712" calcext:value-type="float">
            <text:p>10.64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8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9232" calcext:value-type="float">
            <text:p>10.61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8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3136" calcext:value-type="float">
            <text:p>10.61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8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5704" calcext:value-type="float">
            <text:p>10.58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8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8752" calcext:value-type="float">
            <text:p>10.58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8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752" calcext:value-type="float">
            <text:p>10.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8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4952" calcext:value-type="float">
            <text:p>10.66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8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9712" calcext:value-type="float">
            <text:p>10.64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8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5808" calcext:value-type="float">
            <text:p>10.65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8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0568" calcext:value-type="float">
            <text:p>10.64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8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1424" calcext:value-type="float">
            <text:p>10.63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8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0568" calcext:value-type="float">
            <text:p>10.64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8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1424" calcext:value-type="float">
            <text:p>10.63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8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3616" calcext:value-type="float">
            <text:p>10.64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8-10-02 15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9336" calcext:value-type="float">
            <text:p>10.68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8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4096" calcext:value-type="float">
            <text:p>10.67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1048" calcext:value-type="float">
            <text:p>10.67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8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276" calcext:value-type="float">
            <text:p>10.65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8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752" calcext:value-type="float">
            <text:p>10.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8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5808" calcext:value-type="float">
            <text:p>10.65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8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1424" calcext:value-type="float">
            <text:p>10.63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8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0568" calcext:value-type="float">
            <text:p>10.64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8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7144" calcext:value-type="float">
            <text:p>10.67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8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8" calcext:value-type="float">
            <text:p>10.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8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6664" calcext:value-type="float">
            <text:p>10.64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8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228" calcext:value-type="float">
            <text:p>10.62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8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8376" calcext:value-type="float">
            <text:p>10.62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8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5808" calcext:value-type="float">
            <text:p>10.65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8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4952" calcext:value-type="float">
            <text:p>10.66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8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324" calcext:value-type="float">
            <text:p>10.68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8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324" calcext:value-type="float">
            <text:p>10.68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8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1048" calcext:value-type="float">
            <text:p>10.67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8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8" calcext:value-type="float">
            <text:p>10.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8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4952" calcext:value-type="float">
            <text:p>10.66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8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5808" calcext:value-type="float">
            <text:p>10.65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8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752" calcext:value-type="float">
            <text:p>10.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8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5808" calcext:value-type="float">
            <text:p>10.65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8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9336" calcext:value-type="float">
            <text:p>10.68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8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7624" calcext:value-type="float">
            <text:p>10.70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8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2864" calcext:value-type="float">
            <text:p>10.72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8-09-06 18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5056" calcext:value-type="float">
            <text:p>10.73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8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5912" calcext:value-type="float">
            <text:p>10.72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8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2864" calcext:value-type="float">
            <text:p>10.72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8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372" calcext:value-type="float">
            <text:p>10.71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8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7624" calcext:value-type="float">
            <text:p>10.70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8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4576" calcext:value-type="float">
            <text:p>10.70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0672" calcext:value-type="float">
            <text:p>10.71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8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7624" calcext:value-type="float">
            <text:p>10.70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8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4576" calcext:value-type="float">
            <text:p>10.70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8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1528" calcext:value-type="float">
            <text:p>10.70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8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1528" calcext:value-type="float">
            <text:p>10.70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8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5432" calcext:value-type="float">
            <text:p>10.69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8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2384" calcext:value-type="float">
            <text:p>10.69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8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7144" calcext:value-type="float">
            <text:p>10.67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8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6664" calcext:value-type="float">
            <text:p>10.64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8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8376" calcext:value-type="float">
            <text:p>10.62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8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6664" calcext:value-type="float">
            <text:p>10.64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8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5808" calcext:value-type="float">
            <text:p>10.65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8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1048" calcext:value-type="float">
            <text:p>10.67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8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4096" calcext:value-type="float">
            <text:p>10.67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8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9336" calcext:value-type="float">
            <text:p>10.68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8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0192" calcext:value-type="float">
            <text:p>10.68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8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1904" calcext:value-type="float">
            <text:p>10.66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8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5808" calcext:value-type="float">
            <text:p>10.65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8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4952" calcext:value-type="float">
            <text:p>10.66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8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8" calcext:value-type="float">
            <text:p>10.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8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8" calcext:value-type="float">
            <text:p>10.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8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1048" calcext:value-type="float">
            <text:p>10.67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8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8" calcext:value-type="float">
            <text:p>10.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8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4096" calcext:value-type="float">
            <text:p>10.67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8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0192" calcext:value-type="float">
            <text:p>10.68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8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0192" calcext:value-type="float">
            <text:p>10.68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8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0192" calcext:value-type="float">
            <text:p>10.68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8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324" calcext:value-type="float">
            <text:p>10.68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8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9336" calcext:value-type="float">
            <text:p>10.68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8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0192" calcext:value-type="float">
            <text:p>10.68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8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7144" calcext:value-type="float">
            <text:p>10.67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324" calcext:value-type="float">
            <text:p>10.68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8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0192" calcext:value-type="float">
            <text:p>10.68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8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4952" calcext:value-type="float">
            <text:p>10.66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8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4952" calcext:value-type="float">
            <text:p>10.66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8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8" calcext:value-type="float">
            <text:p>10.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8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276" calcext:value-type="float">
            <text:p>10.65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8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1904" calcext:value-type="float">
            <text:p>10.66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8-07-24 17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0192" calcext:value-type="float">
            <text:p>10.68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8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276" calcext:value-type="float">
            <text:p>10.65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8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752" calcext:value-type="float">
            <text:p>10.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8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1904" calcext:value-type="float">
            <text:p>10.66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8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4952" calcext:value-type="float">
            <text:p>10.66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8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276" calcext:value-type="float">
            <text:p>10.65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8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0568" calcext:value-type="float">
            <text:p>10.64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8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0568" calcext:value-type="float">
            <text:p>10.64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8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276" calcext:value-type="float">
            <text:p>10.65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8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8856" calcext:value-type="float">
            <text:p>10.65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8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1048" calcext:value-type="float">
            <text:p>10.67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8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1048" calcext:value-type="float">
            <text:p>10.67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8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4952" calcext:value-type="float">
            <text:p>10.66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8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1904" calcext:value-type="float">
            <text:p>10.66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8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4952" calcext:value-type="float">
            <text:p>10.66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8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1048" calcext:value-type="float">
            <text:p>10.67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8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1048" calcext:value-type="float">
            <text:p>10.67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8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1048" calcext:value-type="float">
            <text:p>10.67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8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9712" calcext:value-type="float">
            <text:p>10.64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8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6664" calcext:value-type="float">
            <text:p>10.64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8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0568" calcext:value-type="float">
            <text:p>10.64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8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228" calcext:value-type="float">
            <text:p>10.62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8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0088" calcext:value-type="float">
            <text:p>10.61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8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704" calcext:value-type="float">
            <text:p>10.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3992" calcext:value-type="float">
            <text:p>10.60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8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8752" calcext:value-type="float">
            <text:p>10.58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8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5704" calcext:value-type="float">
            <text:p>10.58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8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7896" calcext:value-type="float">
            <text:p>10.59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8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4848" calcext:value-type="float">
            <text:p>10.59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8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9608" calcext:value-type="float">
            <text:p>10.57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8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7416" calcext:value-type="float">
            <text:p>10.56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8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0464" calcext:value-type="float">
            <text:p>10.57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8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8752" calcext:value-type="float">
            <text:p>10.58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8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2656" calcext:value-type="float">
            <text:p>10.58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8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4848" calcext:value-type="float">
            <text:p>10.59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8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4848" calcext:value-type="float">
            <text:p>10.59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8-06-18 1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5704" calcext:value-type="float">
            <text:p>10.58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8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5704" calcext:value-type="float">
            <text:p>10.58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8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656" calcext:value-type="float">
            <text:p>10.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8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3512" calcext:value-type="float">
            <text:p>10.57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8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656" calcext:value-type="float">
            <text:p>10.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8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3512" calcext:value-type="float">
            <text:p>10.57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8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4368" calcext:value-type="float">
            <text:p>10.56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8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5224" calcext:value-type="float">
            <text:p>10.55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8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9128" calcext:value-type="float">
            <text:p>10.54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8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6936" calcext:value-type="float">
            <text:p>10.53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8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2552" calcext:value-type="float">
            <text:p>10.51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8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1216" calcext:value-type="float">
            <text:p>10.49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8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5976" calcext:value-type="float">
            <text:p>10.47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8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9024" calcext:value-type="float">
            <text:p>10.47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8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7312" calcext:value-type="float">
            <text:p>10.49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8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608" calcext:value-type="float">
            <text:p>10.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8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5224" calcext:value-type="float">
            <text:p>10.55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8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7416" calcext:value-type="float">
            <text:p>10.56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656" calcext:value-type="float">
            <text:p>10.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8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9608" calcext:value-type="float">
            <text:p>10.57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8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4368" calcext:value-type="float">
            <text:p>10.56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8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8272" calcext:value-type="float">
            <text:p>10.55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8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9608" calcext:value-type="float">
            <text:p>10.57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8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2656" calcext:value-type="float">
            <text:p>10.58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8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4368" calcext:value-type="float">
            <text:p>10.56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8-05-24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8752" calcext:value-type="float">
            <text:p>10.58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8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7416" calcext:value-type="float">
            <text:p>10.56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8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2656" calcext:value-type="float">
            <text:p>10.58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8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8752" calcext:value-type="float">
            <text:p>10.58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8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132" calcext:value-type="float">
            <text:p>10.56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8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0464" calcext:value-type="float">
            <text:p>10.57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8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5704" calcext:value-type="float">
            <text:p>10.58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8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7416" calcext:value-type="float">
            <text:p>10.56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8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9608" calcext:value-type="float">
            <text:p>10.57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8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4368" calcext:value-type="float">
            <text:p>10.56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8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7416" calcext:value-type="float">
            <text:p>10.56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8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9608" calcext:value-type="float">
            <text:p>10.57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8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9608" calcext:value-type="float">
            <text:p>10.57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8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4368" calcext:value-type="float">
            <text:p>10.56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8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132" calcext:value-type="float">
            <text:p>10.56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8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656" calcext:value-type="float">
            <text:p>10.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8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3512" calcext:value-type="float">
            <text:p>10.57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8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7416" calcext:value-type="float">
            <text:p>10.56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8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3512" calcext:value-type="float">
            <text:p>10.57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8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656" calcext:value-type="float">
            <text:p>10.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8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4368" calcext:value-type="float">
            <text:p>10.56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8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7416" calcext:value-type="float">
            <text:p>10.56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8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8272" calcext:value-type="float">
            <text:p>10.55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8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2176" calcext:value-type="float">
            <text:p>10.55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3032" calcext:value-type="float">
            <text:p>10.54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8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1696" calcext:value-type="float">
            <text:p>10.52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8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1696" calcext:value-type="float">
            <text:p>10.52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8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7792" calcext:value-type="float">
            <text:p>10.52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8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1696" calcext:value-type="float">
            <text:p>10.52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8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608" calcext:value-type="float">
            <text:p>10.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8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9608" calcext:value-type="float">
            <text:p>10.57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8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9608" calcext:value-type="float">
            <text:p>10.57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8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4368" calcext:value-type="float">
            <text:p>10.56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8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3032" calcext:value-type="float">
            <text:p>10.54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8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56" calcext:value-type="float">
            <text:p>10.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8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2072" calcext:value-type="float">
            <text:p>10.48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8-04-18 18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5976" calcext:value-type="float">
            <text:p>10.47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8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8544" calcext:value-type="float">
            <text:p>10.44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8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7688" calcext:value-type="float">
            <text:p>10.45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8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9984" calcext:value-type="float">
            <text:p>10.53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8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8272" calcext:value-type="float">
            <text:p>10.55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8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9984" calcext:value-type="float">
            <text:p>10.53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8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6936" calcext:value-type="float">
            <text:p>10.53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8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3032" calcext:value-type="float">
            <text:p>10.54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8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2176" calcext:value-type="float">
            <text:p>10.55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8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084" calcext:value-type="float">
            <text:p>10.53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8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56" calcext:value-type="float">
            <text:p>10.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8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084" calcext:value-type="float">
            <text:p>10.53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8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6936" calcext:value-type="float">
            <text:p>10.53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8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8648" calcext:value-type="float">
            <text:p>10.51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8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3784" calcext:value-type="float">
            <text:p>10.46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8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2552" calcext:value-type="float">
            <text:p>10.51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8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7792" calcext:value-type="float">
            <text:p>10.52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8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3408" calcext:value-type="float">
            <text:p>10.50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4264" calcext:value-type="float">
            <text:p>10.49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8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8544" calcext:value-type="float">
            <text:p>10.44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8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5496" calcext:value-type="float">
            <text:p>10.44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8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416" calcext:value-type="float">
            <text:p>10.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8-03-27 19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988" calcext:value-type="float">
            <text:p>10.46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8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3784" calcext:value-type="float">
            <text:p>10.46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8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5976" calcext:value-type="float">
            <text:p>10.47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8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0736" calcext:value-type="float">
            <text:p>10.46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8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0256" calcext:value-type="float">
            <text:p>10.43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8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1112" calcext:value-type="float">
            <text:p>10.42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8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2072" calcext:value-type="float">
            <text:p>10.48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8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3032" calcext:value-type="float">
            <text:p>10.54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8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3032" calcext:value-type="float">
            <text:p>10.54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8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5224" calcext:value-type="float">
            <text:p>10.55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8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5224" calcext:value-type="float">
            <text:p>10.55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8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7792" calcext:value-type="float">
            <text:p>10.52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8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7312" calcext:value-type="float">
            <text:p>10.49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8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5016" calcext:value-type="float">
            <text:p>10.41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8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1968" calcext:value-type="float">
            <text:p>10.41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8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7312" calcext:value-type="float">
            <text:p>10.49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8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464" calcext:value-type="float">
            <text:p>10.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8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7584" calcext:value-type="float">
            <text:p>10.38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8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1008" calcext:value-type="float">
            <text:p>10.35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8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796" calcext:value-type="float">
            <text:p>10.34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8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7584" calcext:value-type="float">
            <text:p>10.38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8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8064" calcext:value-type="float">
            <text:p>10.41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8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5496" calcext:value-type="float">
            <text:p>10.44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8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1696" calcext:value-type="float">
            <text:p>10.52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8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9608" calcext:value-type="float">
            <text:p>10.57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8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1904" calcext:value-type="float">
            <text:p>10.66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324" calcext:value-type="float">
            <text:p>10.68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8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848" calcext:value-type="float">
            <text:p>10.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8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6288" calcext:value-type="float">
            <text:p>10.68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8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7624" calcext:value-type="float">
            <text:p>10.70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8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5056" calcext:value-type="float">
            <text:p>10.73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8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42" calcext:value-type="float">
            <text:p>10.74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8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1632" calcext:value-type="float">
            <text:p>10.77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8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7248" calcext:value-type="float">
            <text:p>10.74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8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8104" calcext:value-type="float">
            <text:p>10.73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8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2008" calcext:value-type="float">
            <text:p>10.73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8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5056" calcext:value-type="float">
            <text:p>10.73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8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42" calcext:value-type="float">
            <text:p>10.74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8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896" calcext:value-type="float">
            <text:p>10.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8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944" calcext:value-type="float">
            <text:p>10.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8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7728" calcext:value-type="float">
            <text:p>10.77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8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516" calcext:value-type="float">
            <text:p>10.80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8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468" calcext:value-type="float">
            <text:p>10.77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8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944" calcext:value-type="float">
            <text:p>10.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8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0776" calcext:value-type="float">
            <text:p>10.78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8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516" calcext:value-type="float">
            <text:p>10.80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8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6872" calcext:value-type="float">
            <text:p>10.78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8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468" calcext:value-type="float">
            <text:p>10.77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8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516" calcext:value-type="float">
            <text:p>10.80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8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468" calcext:value-type="float">
            <text:p>10.77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8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992" calcext:value-type="float">
            <text:p>10.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8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516" calcext:value-type="float">
            <text:p>10.80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8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0296" calcext:value-type="float">
            <text:p>10.75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8-02-01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6768" calcext:value-type="float">
            <text:p>10.71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896" calcext:value-type="float">
            <text:p>10.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8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896" calcext:value-type="float">
            <text:p>10.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8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516" calcext:value-type="float">
            <text:p>10.80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8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3448" calcext:value-type="float">
            <text:p>10.82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8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4304" calcext:value-type="float">
            <text:p>10.81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8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9544" calcext:value-type="float">
            <text:p>10.82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8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9064" calcext:value-type="float">
            <text:p>10.79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8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944" calcext:value-type="float">
            <text:p>10.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8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42" calcext:value-type="float">
            <text:p>10.74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8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992" calcext:value-type="float">
            <text:p>10.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8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8208" calcext:value-type="float">
            <text:p>10.80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8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7728" calcext:value-type="float">
            <text:p>10.77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8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0776" calcext:value-type="float">
            <text:p>10.78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8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0776" calcext:value-type="float">
            <text:p>10.78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8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2968" calcext:value-type="float">
            <text:p>10.79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8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4304" calcext:value-type="float">
            <text:p>10.81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8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6976" calcext:value-type="float">
            <text:p>10.85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8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7456" calcext:value-type="float">
            <text:p>10.88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8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5368" calcext:value-type="float">
            <text:p>10.94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8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28" calcext:value-type="float">
            <text:p>10.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8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8896" calcext:value-type="float">
            <text:p>10.97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8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28" calcext:value-type="float">
            <text:p>10.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8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0232" calcext:value-type="float">
            <text:p>11.00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8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3656" calcext:value-type="float">
            <text:p>10.96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8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04" calcext:value-type="float">
            <text:p>10.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8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468" calcext:value-type="float">
            <text:p>10.77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8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0504" calcext:value-type="float">
            <text:p>10.89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8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0504" calcext:value-type="float">
            <text:p>10.89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8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8312" calcext:value-type="float">
            <text:p>10.87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3072" calcext:value-type="float">
            <text:p>10.86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7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5264" calcext:value-type="float">
            <text:p>10.87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7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184" calcext:value-type="float">
            <text:p>10.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7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0984" calcext:value-type="float">
            <text:p>10.92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7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4408" calcext:value-type="float">
            <text:p>10.88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7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088" calcext:value-type="float">
            <text:p>10.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7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42" calcext:value-type="float">
            <text:p>10.74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7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1632" calcext:value-type="float">
            <text:p>10.77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7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2488" calcext:value-type="float">
            <text:p>10.76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7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1256" calcext:value-type="float">
            <text:p>10.81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7-12-21 19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8208" calcext:value-type="float">
            <text:p>10.80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7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8208" calcext:value-type="float">
            <text:p>10.80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7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6872" calcext:value-type="float">
            <text:p>10.78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7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516" calcext:value-type="float">
            <text:p>10.80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7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2592" calcext:value-type="float">
            <text:p>10.83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7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1256" calcext:value-type="float">
            <text:p>10.81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7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2968" calcext:value-type="float">
            <text:p>10.79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7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468" calcext:value-type="float">
            <text:p>10.77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7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848" calcext:value-type="float">
            <text:p>10.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7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5432" calcext:value-type="float">
            <text:p>10.69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7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5056" calcext:value-type="float">
            <text:p>10.73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7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0192" calcext:value-type="float">
            <text:p>10.68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7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1528" calcext:value-type="float">
            <text:p>10.70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7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5056" calcext:value-type="float">
            <text:p>10.73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7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372" calcext:value-type="float">
            <text:p>10.71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7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6288" calcext:value-type="float">
            <text:p>10.68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7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7624" calcext:value-type="float">
            <text:p>10.70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7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2008" calcext:value-type="float">
            <text:p>10.73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7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5912" calcext:value-type="float">
            <text:p>10.72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7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5056" calcext:value-type="float">
            <text:p>10.73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7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2008" calcext:value-type="float">
            <text:p>10.73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6392" calcext:value-type="float">
            <text:p>10.75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7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1152" calcext:value-type="float">
            <text:p>10.74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7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3344" calcext:value-type="float">
            <text:p>10.75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7-1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1152" calcext:value-type="float">
            <text:p>10.74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7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5432" calcext:value-type="float">
            <text:p>10.69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7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2384" calcext:value-type="float">
            <text:p>10.69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7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896" calcext:value-type="float">
            <text:p>10.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7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5912" calcext:value-type="float">
            <text:p>10.72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7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5912" calcext:value-type="float">
            <text:p>10.72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7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0296" calcext:value-type="float">
            <text:p>10.75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7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6768" calcext:value-type="float">
            <text:p>10.71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7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752" calcext:value-type="float">
            <text:p>10.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7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8" calcext:value-type="float">
            <text:p>10.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7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1904" calcext:value-type="float">
            <text:p>10.66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7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6184" calcext:value-type="float">
            <text:p>10.61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7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5808" calcext:value-type="float">
            <text:p>10.65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7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9336" calcext:value-type="float">
            <text:p>10.68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7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1528" calcext:value-type="float">
            <text:p>10.70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7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7624" calcext:value-type="float">
            <text:p>10.70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7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5432" calcext:value-type="float">
            <text:p>10.69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7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4472" calcext:value-type="float">
            <text:p>10.63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7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3136" calcext:value-type="float">
            <text:p>10.61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7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752" calcext:value-type="float">
            <text:p>10.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7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8" calcext:value-type="float">
            <text:p>10.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7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3616" calcext:value-type="float">
            <text:p>10.64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7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4952" calcext:value-type="float">
            <text:p>10.66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7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848" calcext:value-type="float">
            <text:p>10.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7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7144" calcext:value-type="float">
            <text:p>10.67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7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324" calcext:value-type="float">
            <text:p>10.68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7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7624" calcext:value-type="float">
            <text:p>10.70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0192" calcext:value-type="float">
            <text:p>10.68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7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656" calcext:value-type="float">
            <text:p>10.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7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276" calcext:value-type="float">
            <text:p>10.65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7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848" calcext:value-type="float">
            <text:p>10.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7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2384" calcext:value-type="float">
            <text:p>10.69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7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0568" calcext:value-type="float">
            <text:p>10.64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7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4952" calcext:value-type="float">
            <text:p>10.66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7-10-24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0672" calcext:value-type="float">
            <text:p>10.71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7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8104" calcext:value-type="float">
            <text:p>10.73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7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0296" calcext:value-type="float">
            <text:p>10.75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7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6392" calcext:value-type="float">
            <text:p>10.75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7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42" calcext:value-type="float">
            <text:p>10.74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7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5056" calcext:value-type="float">
            <text:p>10.73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7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2864" calcext:value-type="float">
            <text:p>10.72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7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2864" calcext:value-type="float">
            <text:p>10.72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7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1528" calcext:value-type="float">
            <text:p>10.70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7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9336" calcext:value-type="float">
            <text:p>10.68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7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324" calcext:value-type="float">
            <text:p>10.68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7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6288" calcext:value-type="float">
            <text:p>10.68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7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4576" calcext:value-type="float">
            <text:p>10.70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7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2864" calcext:value-type="float">
            <text:p>10.72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7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372" calcext:value-type="float">
            <text:p>10.71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7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7624" calcext:value-type="float">
            <text:p>10.70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7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1528" calcext:value-type="float">
            <text:p>10.70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7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372" calcext:value-type="float">
            <text:p>10.71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7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5912" calcext:value-type="float">
            <text:p>10.72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7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2864" calcext:value-type="float">
            <text:p>10.72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7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848" calcext:value-type="float">
            <text:p>10.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7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6288" calcext:value-type="float">
            <text:p>10.68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7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0192" calcext:value-type="float">
            <text:p>10.68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7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9712" calcext:value-type="float">
            <text:p>10.64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3616" calcext:value-type="float">
            <text:p>10.64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7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4472" calcext:value-type="float">
            <text:p>10.63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7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9232" calcext:value-type="float">
            <text:p>10.61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7-09-27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6664" calcext:value-type="float">
            <text:p>10.64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7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6664" calcext:value-type="float">
            <text:p>10.64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7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4472" calcext:value-type="float">
            <text:p>10.63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7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228" calcext:value-type="float">
            <text:p>10.62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7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0944" calcext:value-type="float">
            <text:p>10.60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7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8752" calcext:value-type="float">
            <text:p>10.58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7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704" calcext:value-type="float">
            <text:p>10.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7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704" calcext:value-type="float">
            <text:p>10.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7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6664" calcext:value-type="float">
            <text:p>10.64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7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7144" calcext:value-type="float">
            <text:p>10.67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7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324" calcext:value-type="float">
            <text:p>10.68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7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0192" calcext:value-type="float">
            <text:p>10.68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7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1048" calcext:value-type="float">
            <text:p>10.67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7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8" calcext:value-type="float">
            <text:p>10.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7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0192" calcext:value-type="float">
            <text:p>10.68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7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1528" calcext:value-type="float">
            <text:p>10.70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7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9816" calcext:value-type="float">
            <text:p>10.71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7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372" calcext:value-type="float">
            <text:p>10.71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7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7624" calcext:value-type="float">
            <text:p>10.70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7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848" calcext:value-type="float">
            <text:p>10.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7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4952" calcext:value-type="float">
            <text:p>10.66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7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7144" calcext:value-type="float">
            <text:p>10.67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7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7144" calcext:value-type="float">
            <text:p>10.67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7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1904" calcext:value-type="float">
            <text:p>10.66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7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276" calcext:value-type="float">
            <text:p>10.65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7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4096" calcext:value-type="float">
            <text:p>10.67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7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3616" calcext:value-type="float">
            <text:p>10.64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5328" calcext:value-type="float">
            <text:p>10.62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7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0568" calcext:value-type="float">
            <text:p>10.64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7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9336" calcext:value-type="float">
            <text:p>10.68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7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1528" calcext:value-type="float">
            <text:p>10.70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7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848" calcext:value-type="float">
            <text:p>10.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7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2384" calcext:value-type="float">
            <text:p>10.69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7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0192" calcext:value-type="float">
            <text:p>10.68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7-08-24 16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8" calcext:value-type="float">
            <text:p>10.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7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5808" calcext:value-type="float">
            <text:p>10.65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7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4952" calcext:value-type="float">
            <text:p>10.66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7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4096" calcext:value-type="float">
            <text:p>10.67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7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276" calcext:value-type="float">
            <text:p>10.65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7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3616" calcext:value-type="float">
            <text:p>10.64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7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8856" calcext:value-type="float">
            <text:p>10.65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7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4952" calcext:value-type="float">
            <text:p>10.66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7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8856" calcext:value-type="float">
            <text:p>10.65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7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4952" calcext:value-type="float">
            <text:p>10.66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7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8" calcext:value-type="float">
            <text:p>10.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7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9712" calcext:value-type="float">
            <text:p>10.64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7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8856" calcext:value-type="float">
            <text:p>10.65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7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4096" calcext:value-type="float">
            <text:p>10.67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7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1048" calcext:value-type="float">
            <text:p>10.67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7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8856" calcext:value-type="float">
            <text:p>10.65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7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0568" calcext:value-type="float">
            <text:p>10.64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7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6664" calcext:value-type="float">
            <text:p>10.64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7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5328" calcext:value-type="float">
            <text:p>10.62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7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704" calcext:value-type="float">
            <text:p>10.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7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228" calcext:value-type="float">
            <text:p>10.62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7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9232" calcext:value-type="float">
            <text:p>10.61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7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6184" calcext:value-type="float">
            <text:p>10.61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7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3992" calcext:value-type="float">
            <text:p>10.60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7-07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0944" calcext:value-type="float">
            <text:p>10.60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7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3512" calcext:value-type="float">
            <text:p>10.57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7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5704" calcext:value-type="float">
            <text:p>10.58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7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3992" calcext:value-type="float">
            <text:p>10.60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7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3992" calcext:value-type="float">
            <text:p>10.60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7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0944" calcext:value-type="float">
            <text:p>10.60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7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4848" calcext:value-type="float">
            <text:p>10.59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7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5328" calcext:value-type="float">
            <text:p>10.62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7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0568" calcext:value-type="float">
            <text:p>10.64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7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3616" calcext:value-type="float">
            <text:p>10.64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7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0568" calcext:value-type="float">
            <text:p>10.64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7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0568" calcext:value-type="float">
            <text:p>10.64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7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4472" calcext:value-type="float">
            <text:p>10.63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7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5328" calcext:value-type="float">
            <text:p>10.62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7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0088" calcext:value-type="float">
            <text:p>10.61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7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3992" calcext:value-type="float">
            <text:p>10.60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7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3136" calcext:value-type="float">
            <text:p>10.61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7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6184" calcext:value-type="float">
            <text:p>10.61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7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3136" calcext:value-type="float">
            <text:p>10.61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7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0088" calcext:value-type="float">
            <text:p>10.61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7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3136" calcext:value-type="float">
            <text:p>10.61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7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7896" calcext:value-type="float">
            <text:p>10.59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7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5704" calcext:value-type="float">
            <text:p>10.58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7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0944" calcext:value-type="float">
            <text:p>10.60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7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228" calcext:value-type="float">
            <text:p>10.62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7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5328" calcext:value-type="float">
            <text:p>10.62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7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6184" calcext:value-type="float">
            <text:p>10.61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7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704" calcext:value-type="float">
            <text:p>10.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7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3992" calcext:value-type="float">
            <text:p>10.60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7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704" calcext:value-type="float">
            <text:p>10.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704" calcext:value-type="float">
            <text:p>10.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7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0944" calcext:value-type="float">
            <text:p>10.60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7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18" calcext:value-type="float">
            <text:p>10.59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7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8752" calcext:value-type="float">
            <text:p>10.58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7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18" calcext:value-type="float">
            <text:p>10.59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7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5704" calcext:value-type="float">
            <text:p>10.58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7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5704" calcext:value-type="float">
            <text:p>10.58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7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0944" calcext:value-type="float">
            <text:p>10.60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7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18" calcext:value-type="float">
            <text:p>10.59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7-06-20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7416" calcext:value-type="float">
            <text:p>10.56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7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5224" calcext:value-type="float">
            <text:p>10.55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7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3032" calcext:value-type="float">
            <text:p>10.54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7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6936" calcext:value-type="float">
            <text:p>10.53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7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608" calcext:value-type="float">
            <text:p>10.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7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132" calcext:value-type="float">
            <text:p>10.56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7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0464" calcext:value-type="float">
            <text:p>10.57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7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7416" calcext:value-type="float">
            <text:p>10.56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7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0464" calcext:value-type="float">
            <text:p>10.57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7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2176" calcext:value-type="float">
            <text:p>10.55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7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084" calcext:value-type="float">
            <text:p>10.53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7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4264" calcext:value-type="float">
            <text:p>10.49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7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4264" calcext:value-type="float">
            <text:p>10.49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7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2072" calcext:value-type="float">
            <text:p>10.48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7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7312" calcext:value-type="float">
            <text:p>10.49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7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8648" calcext:value-type="float">
            <text:p>10.51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7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3888" calcext:value-type="float">
            <text:p>10.53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7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4744" calcext:value-type="float">
            <text:p>10.52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7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8648" calcext:value-type="float">
            <text:p>10.51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7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3408" calcext:value-type="float">
            <text:p>10.50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036" calcext:value-type="float">
            <text:p>10.50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7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036" calcext:value-type="float">
            <text:p>10.50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7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4264" calcext:value-type="float">
            <text:p>10.49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7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3408" calcext:value-type="float">
            <text:p>10.50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7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9504" calcext:value-type="float">
            <text:p>10.50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7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1216" calcext:value-type="float">
            <text:p>10.49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7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56" calcext:value-type="float">
            <text:p>10.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7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608" calcext:value-type="float">
            <text:p>10.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7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132" calcext:value-type="float">
            <text:p>10.56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7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5704" calcext:value-type="float">
            <text:p>10.58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7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18" calcext:value-type="float">
            <text:p>10.59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7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2656" calcext:value-type="float">
            <text:p>10.58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7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8272" calcext:value-type="float">
            <text:p>10.55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7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9128" calcext:value-type="float">
            <text:p>10.54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7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3032" calcext:value-type="float">
            <text:p>10.54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7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7792" calcext:value-type="float">
            <text:p>10.52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7-05-15 18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56" calcext:value-type="float">
            <text:p>10.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7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3408" calcext:value-type="float">
            <text:p>10.50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7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2176" calcext:value-type="float">
            <text:p>10.55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7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9608" calcext:value-type="float">
            <text:p>10.57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7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5704" calcext:value-type="float">
            <text:p>10.58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7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2656" calcext:value-type="float">
            <text:p>10.58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7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2656" calcext:value-type="float">
            <text:p>10.58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7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0464" calcext:value-type="float">
            <text:p>10.57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7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9128" calcext:value-type="float">
            <text:p>10.54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7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5224" calcext:value-type="float">
            <text:p>10.55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7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0088" calcext:value-type="float">
            <text:p>10.61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7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3616" calcext:value-type="float">
            <text:p>10.64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7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3136" calcext:value-type="float">
            <text:p>10.61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7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4848" calcext:value-type="float">
            <text:p>10.59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7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8376" calcext:value-type="float">
            <text:p>10.62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5808" calcext:value-type="float">
            <text:p>10.65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7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8376" calcext:value-type="float">
            <text:p>10.62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7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704" calcext:value-type="float">
            <text:p>10.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7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8752" calcext:value-type="float">
            <text:p>10.58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7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0464" calcext:value-type="float">
            <text:p>10.57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7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3136" calcext:value-type="float">
            <text:p>10.61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7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6184" calcext:value-type="float">
            <text:p>10.61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7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7896" calcext:value-type="float">
            <text:p>10.59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7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5704" calcext:value-type="float">
            <text:p>10.58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7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704" calcext:value-type="float">
            <text:p>10.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7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1424" calcext:value-type="float">
            <text:p>10.63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7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3616" calcext:value-type="float">
            <text:p>10.64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7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5808" calcext:value-type="float">
            <text:p>10.65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7-04-17 19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9712" calcext:value-type="float">
            <text:p>10.64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7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3616" calcext:value-type="float">
            <text:p>10.64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7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4952" calcext:value-type="float">
            <text:p>10.66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7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8" calcext:value-type="float">
            <text:p>10.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7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8856" calcext:value-type="float">
            <text:p>10.65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7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9712" calcext:value-type="float">
            <text:p>10.64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7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3616" calcext:value-type="float">
            <text:p>10.64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7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1424" calcext:value-type="float">
            <text:p>10.63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7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228" calcext:value-type="float">
            <text:p>10.62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7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5704" calcext:value-type="float">
            <text:p>10.58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7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084" calcext:value-type="float">
            <text:p>10.53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7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3032" calcext:value-type="float">
            <text:p>10.54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7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8752" calcext:value-type="float">
            <text:p>10.58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7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18" calcext:value-type="float">
            <text:p>10.59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7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0568" calcext:value-type="float">
            <text:p>10.64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7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3616" calcext:value-type="float">
            <text:p>10.64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7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3616" calcext:value-type="float">
            <text:p>10.64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2864" calcext:value-type="float">
            <text:p>10.72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7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1152" calcext:value-type="float">
            <text:p>10.74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7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5056" calcext:value-type="float">
            <text:p>10.73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7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3344" calcext:value-type="float">
            <text:p>10.75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7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1632" calcext:value-type="float">
            <text:p>10.77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7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8208" calcext:value-type="float">
            <text:p>10.80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7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2112" calcext:value-type="float">
            <text:p>10.80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7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9064" calcext:value-type="float">
            <text:p>10.79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7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992" calcext:value-type="float">
            <text:p>10.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7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2864" calcext:value-type="float">
            <text:p>10.72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7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5432" calcext:value-type="float">
            <text:p>10.69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7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372" calcext:value-type="float">
            <text:p>10.71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7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5536" calcext:value-type="float">
            <text:p>10.76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7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3448" calcext:value-type="float">
            <text:p>10.82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7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4784" calcext:value-type="float">
            <text:p>10.84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7-03-16 19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4304" calcext:value-type="float">
            <text:p>10.81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7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2112" calcext:value-type="float">
            <text:p>10.80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7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3824" calcext:value-type="float">
            <text:p>10.78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7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136" calcext:value-type="float">
            <text:p>10.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7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516" calcext:value-type="float">
            <text:p>10.80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7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2488" calcext:value-type="float">
            <text:p>10.76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7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1632" calcext:value-type="float">
            <text:p>10.77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7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944" calcext:value-type="float">
            <text:p>10.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7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3824" calcext:value-type="float">
            <text:p>10.78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7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2592" calcext:value-type="float">
            <text:p>10.83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7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0024" calcext:value-type="float">
            <text:p>10.86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7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1736" calcext:value-type="float">
            <text:p>10.84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7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1256" calcext:value-type="float">
            <text:p>10.81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7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8104" calcext:value-type="float">
            <text:p>10.73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7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6768" calcext:value-type="float">
            <text:p>10.71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2488" calcext:value-type="float">
            <text:p>10.76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7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7248" calcext:value-type="float">
            <text:p>10.74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7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0192" calcext:value-type="float">
            <text:p>10.68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7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1904" calcext:value-type="float">
            <text:p>10.66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7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0192" calcext:value-type="float">
            <text:p>10.68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7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7144" calcext:value-type="float">
            <text:p>10.67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7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6288" calcext:value-type="float">
            <text:p>10.68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7-02-21 19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0672" calcext:value-type="float">
            <text:p>10.71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7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7624" calcext:value-type="float">
            <text:p>10.70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7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2384" calcext:value-type="float">
            <text:p>10.69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7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9336" calcext:value-type="float">
            <text:p>10.68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7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4952" calcext:value-type="float">
            <text:p>10.66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7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704" calcext:value-type="float">
            <text:p>10.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7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2656" calcext:value-type="float">
            <text:p>10.58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7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6664" calcext:value-type="float">
            <text:p>10.64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7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1904" calcext:value-type="float">
            <text:p>10.66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7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2384" calcext:value-type="float">
            <text:p>10.69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7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7624" calcext:value-type="float">
            <text:p>10.70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7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5432" calcext:value-type="float">
            <text:p>10.69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7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752" calcext:value-type="float">
            <text:p>10.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7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4952" calcext:value-type="float">
            <text:p>10.66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7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0672" calcext:value-type="float">
            <text:p>10.71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7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5056" calcext:value-type="float">
            <text:p>10.73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7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7624" calcext:value-type="float">
            <text:p>10.70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7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9816" calcext:value-type="float">
            <text:p>10.71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7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7624" calcext:value-type="float">
            <text:p>10.70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7-01-18 18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7728" calcext:value-type="float">
            <text:p>10.77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6-12-27 17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9544" calcext:value-type="float">
            <text:p>10.82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6-11-29 17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468" calcext:value-type="float">
            <text:p>10.77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6-10-26 18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9064" calcext:value-type="float">
            <text:p>10.79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6-09-22 18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42" calcext:value-type="float">
            <text:p>10.74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6-08-25 16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3824" calcext:value-type="float">
            <text:p>10.78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6-04-19 19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8272" calcext:value-type="float">
            <text:p>10.55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6-03-17 17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8752" calcext:value-type="float">
            <text:p>10.58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6-02-01 19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9712" calcext:value-type="float">
            <text:p>10.64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5-10-23 18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7728" calcext:value-type="float">
            <text:p>10.77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5-09-28 18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5912" calcext:value-type="float">
            <text:p>10.72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5-09-03 17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0672" calcext:value-type="float">
            <text:p>10.71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5-07-28 17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0192" calcext:value-type="float">
            <text:p>10.68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5-05-29 15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468" calcext:value-type="float">
            <text:p>10.77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5-04-13 18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8" calcext:value-type="float">
            <text:p>10.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5-03-31 18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4472" calcext:value-type="float">
            <text:p>10.63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5-01-16 17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2488" calcext:value-type="float">
            <text:p>10.76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4-09-24 17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5536" calcext:value-type="float">
            <text:p>10.76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4-08-21 18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9336" calcext:value-type="float">
            <text:p>10.68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4-07-31 17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1048" calcext:value-type="float">
            <text:p>10.67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4-06-24 18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1424" calcext:value-type="float">
            <text:p>10.63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4-05-27 20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656" calcext:value-type="float">
            <text:p>10.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4-04-14 19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1904" calcext:value-type="float">
            <text:p>10.66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4-03-27 18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9856" calcext:value-type="float">
            <text:p>11.03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4-02-28 19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04" calcext:value-type="float">
            <text:p>10.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3-12-16 20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7352" calcext:value-type="float">
            <text:p>10.81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3-11-29 17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8312" calcext:value-type="float">
            <text:p>10.87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3-10-29 19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5536" calcext:value-type="float">
            <text:p>10.76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3-09-26 16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4096" calcext:value-type="float">
            <text:p>10.67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3-08-20 17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6288" calcext:value-type="float">
            <text:p>10.68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3-07-23 18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3512" calcext:value-type="float">
            <text:p>10.57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3-06-28 16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2656" calcext:value-type="float">
            <text:p>10.58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3-05-30 17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468" calcext:value-type="float">
            <text:p>10.77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3-04-16 19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8856" calcext:value-type="float">
            <text:p>10.65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3-03-21 18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4472" calcext:value-type="float">
            <text:p>10.63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3-02-21 20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612" calcext:value-type="float">
            <text:p>10.86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3-01-22 19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3824" calcext:value-type="float">
            <text:p>10.78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2-12-27 19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9128" calcext:value-type="float">
            <text:p>10.54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2-11-20 17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0672" calcext:value-type="float">
            <text:p>10.71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2-10-24 17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0296" calcext:value-type="float">
            <text:p>10.75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2-09-25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42" calcext:value-type="float">
            <text:p>10.74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2-08-29 18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7624" calcext:value-type="float">
            <text:p>10.70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2-07-24 18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4472" calcext:value-type="float">
            <text:p>10.63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2-06-20 18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5704" calcext:value-type="float">
            <text:p>10.58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2-05-23 18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9232" calcext:value-type="float">
            <text:p>10.61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2-04-1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8856" calcext:value-type="float">
            <text:p>10.65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2-03-29 17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7896" calcext:value-type="float">
            <text:p>10.59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2-02-21 19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4472" calcext:value-type="float">
            <text:p>10.63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2-01-17 19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7896" calcext:value-type="float">
            <text:p>10.59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1-12-21 18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8168" calcext:value-type="float">
            <text:p>10.48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1-11-30 18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1592" calcext:value-type="float">
            <text:p>10.45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1-09-23 17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5704" calcext:value-type="float">
            <text:p>10.58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1-08-19 18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0464" calcext:value-type="float">
            <text:p>10.57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1-07-21 18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2048" calcext:value-type="float">
            <text:p>11.05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1-06-21 17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8272" calcext:value-type="float">
            <text:p>10.55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1-05-24 18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656" calcext:value-type="float">
            <text:p>10.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1-04-11 16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1528" calcext:value-type="float">
            <text:p>10.70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1-03-29 19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0776" calcext:value-type="float">
            <text:p>10.78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1-02-18 18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2904" calcext:value-type="float">
            <text:p>11.04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0-12-21 17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9232" calcext:value-type="float">
            <text:p>10.61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0-11-23 19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1048" calcext:value-type="float">
            <text:p>10.67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0-10-20 19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8856" calcext:value-type="float">
            <text:p>10.65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0-09-01 18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6664" calcext:value-type="float">
            <text:p>10.64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0-07-19 19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656" calcext:value-type="float">
            <text:p>10.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0-06-24 16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036" calcext:value-type="float">
            <text:p>10.50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0-05-27 16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2824" calcext:value-type="float">
            <text:p>10.40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0-04-22 15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128" calcext:value-type="float">
            <text:p>10.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0-04-01 18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2512" calcext:value-type="float">
            <text:p>10.19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0-02-23 18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3408" calcext:value-type="float">
            <text:p>10.50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10-01-20 18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892" calcext:value-type="float">
            <text:p>10.40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09-12-15 17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1696" calcext:value-type="float">
            <text:p>10.52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09-10-23 16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8272" calcext:value-type="float">
            <text:p>10.55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09-09-25 16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3616" calcext:value-type="float">
            <text:p>10.64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09-08-24 18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9128" calcext:value-type="float">
            <text:p>10.54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09-07-27 21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3784" calcext:value-type="float">
            <text:p>10.46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09-06-30 17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0256" calcext:value-type="float">
            <text:p>10.43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09-05-26 17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7896" calcext:value-type="float">
            <text:p>10.59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09-04-27 15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4848" calcext:value-type="float">
            <text:p>10.59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09-03-20 17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5808" calcext:value-type="float">
            <text:p>10.65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09-01-29 18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752" calcext:value-type="float">
            <text:p>10.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09-01-06 19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5912" calcext:value-type="float">
            <text:p>10.72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08-12-05 17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6392" calcext:value-type="float">
            <text:p>10.75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08-11-04 17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8104" calcext:value-type="float">
            <text:p>10.73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08-09-23 17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7248" calcext:value-type="float">
            <text:p>10.74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08-08-27 16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468" calcext:value-type="float">
            <text:p>10.77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08-06-27 17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6768" calcext:value-type="float">
            <text:p>10.71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08-05-15 18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4368" calcext:value-type="float">
            <text:p>10.56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08-04-24 16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5056" calcext:value-type="float">
            <text:p>10.73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08-03-26 17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896" calcext:value-type="float">
            <text:p>10.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08-02-27 16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5912" calcext:value-type="float">
            <text:p>10.72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08-01-23 18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9544" calcext:value-type="float">
            <text:p>10.82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07-12-28 16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7728" calcext:value-type="float">
            <text:p>10.77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07-11-30 18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564" calcext:value-type="float">
            <text:p>10.83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07-08-17 17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7144" calcext:value-type="float">
            <text:p>10.67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07-07-23 18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9712" calcext:value-type="float">
            <text:p>10.64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07-06-20 18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4744" calcext:value-type="float">
            <text:p>10.52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07-05-24 18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5328" calcext:value-type="float">
            <text:p>10.62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07-05-03 18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084" calcext:value-type="float">
            <text:p>10.53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07-03-27 15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5912" calcext:value-type="float">
            <text:p>10.72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07-0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42" calcext:value-type="float">
            <text:p>10.74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07-01-18 18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4576" calcext:value-type="float">
            <text:p>10.70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06-12-29 16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6768" calcext:value-type="float">
            <text:p>10.71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06-11-30 18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4848" calcext:value-type="float">
            <text:p>10.59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06-10-20 17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036" calcext:value-type="float">
            <text:p>10.50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06-09-28 13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5704" calcext:value-type="float">
            <text:p>10.58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06-08-22 18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704" calcext:value-type="float">
            <text:p>10.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06-07-26 19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8168" calcext:value-type="float">
            <text:p>10.48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06-05-31 18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3992" calcext:value-type="float">
            <text:p>10.60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06-03-22 15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6664" calcext:value-type="float">
            <text:p>10.64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06-03-01 18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5328" calcext:value-type="float">
            <text:p>10.62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06-01-25 17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8752" calcext:value-type="float">
            <text:p>10.58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05-12-28 20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1048" calcext:value-type="float">
            <text:p>10.67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05-11-29 19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4952" calcext:value-type="float">
            <text:p>10.66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05-10-26 17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8648" calcext:value-type="float">
            <text:p>10.51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05-09-22 18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2864" calcext:value-type="float">
            <text:p>10.72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05-07-19 15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6184" calcext:value-type="float">
            <text:p>10.61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05-06-22 16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084" calcext:value-type="float">
            <text:p>10.53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05-05-23 18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5016" calcext:value-type="float">
            <text:p>10.41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05-04-19 17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512" calcext:value-type="float">
            <text:p>10.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05-03-15 16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132" calcext:value-type="float">
            <text:p>10.56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05-02-22 18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8648" calcext:value-type="float">
            <text:p>10.51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04-12-14 18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3888" calcext:value-type="float">
            <text:p>10.53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04-11-18 18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0192" calcext:value-type="float">
            <text:p>10.68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04-10-25 17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8064" calcext:value-type="float">
            <text:p>10.41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04-09-21 17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752" calcext:value-type="float">
            <text:p>10.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04-08-20 16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4096" calcext:value-type="float">
            <text:p>10.67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04-07-22 17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1904" calcext:value-type="float">
            <text:p>10.66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04-06-14 16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0192" calcext:value-type="float">
            <text:p>10.68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04-05-19 1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372" calcext:value-type="float">
            <text:p>10.71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04-04-19 17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2384" calcext:value-type="float">
            <text:p>10.69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04-03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5432" calcext:value-type="float">
            <text:p>10.69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04-02-17 20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6976" calcext:value-type="float">
            <text:p>10.85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04-01-20 20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516" calcext:value-type="float">
            <text:p>10.80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03-12-18 17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6288" calcext:value-type="float">
            <text:p>10.68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03-11-19 16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0672" calcext:value-type="float">
            <text:p>10.71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03-09-15 17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228" calcext:value-type="float">
            <text:p>10.62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03-08-25 17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9232" calcext:value-type="float">
            <text:p>10.61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03-07-17 18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512" calcext:value-type="float">
            <text:p>10.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03-06-23 19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0632" calcext:value-type="float">
            <text:p>10.39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03-05-21 18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7416" calcext:value-type="float">
            <text:p>10.56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03-04-17 19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656" calcext:value-type="float">
            <text:p>10.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03-03-19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3616" calcext:value-type="float">
            <text:p>10.64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03-01-17 20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372" calcext:value-type="float">
            <text:p>10.71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02-12-23 18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9816" calcext:value-type="float">
            <text:p>10.71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02-11-21 19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564" calcext:value-type="float">
            <text:p>10.83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02-10-24 16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1256" calcext:value-type="float">
            <text:p>10.81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02-09-25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2968" calcext:value-type="float">
            <text:p>10.79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02-08-19 19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564" calcext:value-type="float">
            <text:p>10.83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02-07-24 18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2592" calcext:value-type="float">
            <text:p>10.83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02-06-18 18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896" calcext:value-type="float">
            <text:p>10.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02-05-23 18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088" calcext:value-type="float">
            <text:p>10.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02-04-26 18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9544" calcext:value-type="float">
            <text:p>10.82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02-03-19 1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2216" calcext:value-type="float">
            <text:p>10.87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02-02-21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0776" calcext:value-type="float">
            <text:p>10.78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02-01-16 18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2696" calcext:value-type="float">
            <text:p>10.90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01-12-20 19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5056" calcext:value-type="float">
            <text:p>10.73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01-11-19 19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4304" calcext:value-type="float">
            <text:p>10.81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01-10-22 15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7352" calcext:value-type="float">
            <text:p>10.81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01-09-24 18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2008" calcext:value-type="float">
            <text:p>10.73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01-08-24 17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896" calcext:value-type="float">
            <text:p>10.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01-07-17 17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9336" calcext:value-type="float">
            <text:p>10.68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01-06-29 16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6288" calcext:value-type="float">
            <text:p>10.68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01-06-04 19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228" calcext:value-type="float">
            <text:p>10.62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01-03-19 18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6016" calcext:value-type="float">
            <text:p>10.79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01-02-21 16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088" calcext:value-type="float">
            <text:p>10.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01-01-24 17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9064" calcext:value-type="float">
            <text:p>10.79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00-12-20 19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8312" calcext:value-type="float">
            <text:p>10.87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00-11-24 18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4784" calcext:value-type="float">
            <text:p>10.84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00-09-29 17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6768" calcext:value-type="float">
            <text:p>10.71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00-08-29 17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8104" calcext:value-type="float">
            <text:p>10.73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00-07-20 17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848" calcext:value-type="float">
            <text:p>10.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00-06-22 17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4576" calcext:value-type="float">
            <text:p>10.70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00-05-24 17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8752" calcext:value-type="float">
            <text:p>10.58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00-04-27 15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704" calcext:value-type="float">
            <text:p>10.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00-03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5912" calcext:value-type="float">
            <text:p>10.72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2000-02-23 17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2216" calcext:value-type="float">
            <text:p>10.87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1999-12-22 19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7352" calcext:value-type="float">
            <text:p>10.81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1999-11-17 19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516" calcext:value-type="float">
            <text:p>10.80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1999-10-28 17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0296" calcext:value-type="float">
            <text:p>10.75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1999-09-29 18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468" calcext:value-type="float">
            <text:p>10.77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1999-08-19 16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04" calcext:value-type="float">
            <text:p>10.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1999-07-21 16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564" calcext:value-type="float">
            <text:p>10.83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1999-06-28 16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468" calcext:value-type="float">
            <text:p>10.77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1999-05-21 15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6392" calcext:value-type="float">
            <text:p>10.75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1999-04-29 20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7624" calcext:value-type="float">
            <text:p>10.70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1999-03-25 22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8104" calcext:value-type="float">
            <text:p>10.73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1999-01-29 19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2592" calcext:value-type="float">
            <text:p>10.83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1998-10-30 19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5056" calcext:value-type="float">
            <text:p>10.73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1998-09-25 18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848" calcext:value-type="float">
            <text:p>10.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1998-08-26 19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9336" calcext:value-type="float">
            <text:p>10.68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1998-07-27 18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6184" calcext:value-type="float">
            <text:p>10.61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1998-06-25 18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4744" calcext:value-type="float">
            <text:p>10.52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1998-05-28 17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464" calcext:value-type="float">
            <text:p>10.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1998-04-28 18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608" calcext:value-type="float">
            <text:p>10.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1998-03-17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9712" calcext:value-type="float">
            <text:p>10.64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1997-12-29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0672" calcext:value-type="float">
            <text:p>10.71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1997-12-02 19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6392" calcext:value-type="float">
            <text:p>10.75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1997-10-30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468" calcext:value-type="float">
            <text:p>10.77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1997-09-25 17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468" calcext:value-type="float">
            <text:p>10.77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1997-08-29 16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848" calcext:value-type="float">
            <text:p>10.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1997-07-17 17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9816" calcext:value-type="float">
            <text:p>10.71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1997-06-23 18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6184" calcext:value-type="float">
            <text:p>10.61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1997-05-30 18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0568" calcext:value-type="float">
            <text:p>10.64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1997-03-12 18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2216" calcext:value-type="float">
            <text:p>10.87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1997-02-26 17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9712" calcext:value-type="float">
            <text:p>10.64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1997-01-30 17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4472" calcext:value-type="float">
            <text:p>10.63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1997-01-06 20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6832" calcext:value-type="float">
            <text:p>10.46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1996-09-26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084" calcext:value-type="float">
            <text:p>10.53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1996-07-09 15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276" calcext:value-type="float">
            <text:p>10.65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1996-03-14 19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8376" calcext:value-type="float">
            <text:p>10.62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1996-01-30 1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2112" calcext:value-type="float">
            <text:p>10.80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1995-12-07 1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6016" calcext:value-type="float">
            <text:p>10.79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1995-09-27 18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42" calcext:value-type="float">
            <text:p>10.74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1995-07-27 14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3448" calcext:value-type="float">
            <text:p>10.82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1995-05-23 16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992" calcext:value-type="float">
            <text:p>10.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1995-03-16 20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8312" calcext:value-type="float">
            <text:p>10.87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1995-01-17 17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6496" calcext:value-type="float">
            <text:p>10.82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1994-12-28 17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7248" calcext:value-type="float">
            <text:p>10.74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1994-10-27 12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1632" calcext:value-type="float">
            <text:p>10.77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1994-09-27 12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3344" calcext:value-type="float">
            <text:p>10.75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1994-08-25 14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468" calcext:value-type="float">
            <text:p>10.77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1994-07-27 16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8584" calcext:value-type="float">
            <text:p>10.76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1994-06-16 16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42" calcext:value-type="float">
            <text:p>10.74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1994-05-31 16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9608" calcext:value-type="float">
            <text:p>10.57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1994-04-21 16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8376" calcext:value-type="float">
            <text:p>10.62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1994-03-31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276" calcext:value-type="float">
            <text:p>10.65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1994-03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0672" calcext:value-type="float">
            <text:p>10.71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1994-03-01 16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8688" calcext:value-type="float">
            <text:p>10.83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1994-02-01 19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8208" calcext:value-type="float">
            <text:p>10.80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1993-12-28 14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5264" calcext:value-type="float">
            <text:p>10.87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1993-11-30 16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4304" calcext:value-type="float">
            <text:p>10.81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1993-10-26 14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7832" calcext:value-type="float">
            <text:p>10.84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1993-09-30 17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7728" calcext:value-type="float">
            <text:p>10.77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1993-08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42" calcext:value-type="float">
            <text:p>10.74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1993-07-22 16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1528" calcext:value-type="float">
            <text:p>10.70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1993-06-29 16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372" calcext:value-type="float">
            <text:p>10.71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1993-05-25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0464" calcext:value-type="float">
            <text:p>10.57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1993-04-30 15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4264" calcext:value-type="float">
            <text:p>10.49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1993-03-23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42" calcext:value-type="float">
            <text:p>10.74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1993-03-02 16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4472" calcext:value-type="float">
            <text:p>10.63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1993-02-01 15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2008" calcext:value-type="float">
            <text:p>10.73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1992-12-29 16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516" calcext:value-type="float">
            <text:p>10.80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1992-11-18 18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612" calcext:value-type="float">
            <text:p>10.86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1992-10-22 13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516" calcext:value-type="float">
            <text:p>10.80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1992-09-24 17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1256" calcext:value-type="float">
            <text:p>10.81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1992-08-24 17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4304" calcext:value-type="float">
            <text:p>10.81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1992-07-21 17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1152" calcext:value-type="float">
            <text:p>10.74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1992-06-30 13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2008" calcext:value-type="float">
            <text:p>10.73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1992-05-14 15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6768" calcext:value-type="float">
            <text:p>10.71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1992-04-24 15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0296" calcext:value-type="float">
            <text:p>10.75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1992-03-18 20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516" calcext:value-type="float">
            <text:p>10.80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1992-02-21 16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896" calcext:value-type="float">
            <text:p>10.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1992-01-31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9816" calcext:value-type="float">
            <text:p>10.71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1991-12-27 16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3448" calcext:value-type="float">
            <text:p>10.82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1991-11-20 16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42" calcext:value-type="float">
            <text:p>10.74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1991-10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2112" calcext:value-type="float">
            <text:p>10.80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1991-09-19 14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5536" calcext:value-type="float">
            <text:p>10.76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1991-08-28 15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468" calcext:value-type="float">
            <text:p>10.77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1991-07-19 14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42" calcext:value-type="float">
            <text:p>10.74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1991-06-20 19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1904" calcext:value-type="float">
            <text:p>10.66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1991-05-22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0672" calcext:value-type="float">
            <text:p>10.71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1991-04-23 15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0944" calcext:value-type="float">
            <text:p>10.60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1991-03-20 19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0568" calcext:value-type="float">
            <text:p>10.64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1991-02-28 16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944" calcext:value-type="float">
            <text:p>10.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1991-01-28 15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8584" calcext:value-type="float">
            <text:p>10.76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1990-12-18 14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3448" calcext:value-type="float">
            <text:p>10.82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1990-11-13 17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3928" calcext:value-type="float">
            <text:p>10.85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1990-10-11 15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6016" calcext:value-type="float">
            <text:p>10.79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1990-09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9336" calcext:value-type="float">
            <text:p>10.68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1990-08-15 15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9816" calcext:value-type="float">
            <text:p>10.71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1990-07-16 17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372" calcext:value-type="float">
            <text:p>10.71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1990-06-19 14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7896" calcext:value-type="float">
            <text:p>10.59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1990-05-15 16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276" calcext:value-type="float">
            <text:p>10.65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1990-04-27 17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7144" calcext:value-type="float">
            <text:p>10.67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1990-03-29 22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8584" calcext:value-type="float">
            <text:p>10.76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1990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0192" calcext:value-type="float">
            <text:p>10.68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1990-02-28 17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4576" calcext:value-type="float">
            <text:p>10.70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1990-01-31 17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5056" calcext:value-type="float">
            <text:p>10.73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1989-12-27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2112" calcext:value-type="float">
            <text:p>10.80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1989-11-14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8376" calcext:value-type="float">
            <text:p>10.62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1989-10-26 17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2384" calcext:value-type="float">
            <text:p>10.69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1989-09-27 1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4576" calcext:value-type="float">
            <text:p>10.70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1989-08-30 1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18" calcext:value-type="float">
            <text:p>10.59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1989-07-18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704" calcext:value-type="float">
            <text:p>10.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1989-06-29 1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752" calcext:value-type="float">
            <text:p>10.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1989-05-25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0568" calcext:value-type="float">
            <text:p>10.64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1989-04-17 18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6872" calcext:value-type="float">
            <text:p>10.78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1989-03-23 17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3552" calcext:value-type="float">
            <text:p>10.89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1989-02-27 18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8208" calcext:value-type="float">
            <text:p>10.80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1989-01-31 17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0024" calcext:value-type="float">
            <text:p>10.86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1988-12-29 16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4032" calcext:value-type="float">
            <text:p>10.92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1988-11-18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184" calcext:value-type="float">
            <text:p>10.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1988-10-28 15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6496" calcext:value-type="float">
            <text:p>10.82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1988-09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564" calcext:value-type="float">
            <text:p>10.83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1988-08-31 13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3928" calcext:value-type="float">
            <text:p>10.85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1988-07-22 14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2592" calcext:value-type="float">
            <text:p>10.83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1988-06-16 17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7624" calcext:value-type="float">
            <text:p>10.70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1988-05-26 15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0192" calcext:value-type="float">
            <text:p>10.68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1988-04-27 15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1424" calcext:value-type="float">
            <text:p>10.63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1988-03-29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5536" calcext:value-type="float">
            <text:p>10.76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1988-02-25 15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3344" calcext:value-type="float">
            <text:p>10.75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1988-01-25 16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944" calcext:value-type="float">
            <text:p>10.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1987-11-13 1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2008" calcext:value-type="float">
            <text:p>10.73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1987-10-09 14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5536" calcext:value-type="float">
            <text:p>10.76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1987-09-24 17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1904" calcext:value-type="float">
            <text:p>10.66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1987-08-19 14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2656" calcext:value-type="float">
            <text:p>10.58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1987-07-23 14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848" calcext:value-type="float">
            <text:p>10.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1987-07-01 13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704" calcext:value-type="float">
            <text:p>10.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1987-03-03 15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5704" calcext:value-type="float">
            <text:p>10.58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1986-12-04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5912" calcext:value-type="float">
            <text:p>10.72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1986-09-11 16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8584" calcext:value-type="float">
            <text:p>10.76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1986-06-02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992" calcext:value-type="float">
            <text:p>10.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1986-03-12 1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612" calcext:value-type="float">
            <text:p>10.86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1985-12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7728" calcext:value-type="float">
            <text:p>10.77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1985-12-05 16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2216" calcext:value-type="float">
            <text:p>10.87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1985-09-16 18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088" calcext:value-type="float">
            <text:p>10.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1985-09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8688" calcext:value-type="float">
            <text:p>10.83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1985-07-01 20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4784" calcext:value-type="float">
            <text:p>10.84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1985-03-26 19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136" calcext:value-type="float">
            <text:p>10.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1985-03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9752" calcext:value-type="float">
            <text:p>10.96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1984-12-21 19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5264" calcext:value-type="float">
            <text:p>10.87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1984-12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2112" calcext:value-type="float">
            <text:p>10.80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1984-09-26 18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3344" calcext:value-type="float">
            <text:p>10.75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1984-09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0296" calcext:value-type="float">
            <text:p>10.75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1984-06-19 2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1696" calcext:value-type="float">
            <text:p>10.52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1984-06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1216" calcext:value-type="float">
            <text:p>10.49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1984-03-23 17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704" calcext:value-type="float">
            <text:p>10.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1983-1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896" calcext:value-type="float">
            <text:p>10.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1983-12-19 1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992" calcext:value-type="float">
            <text:p>10.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1983-09-27 01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8" calcext:value-type="float">
            <text:p>10.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1983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8584" calcext:value-type="float">
            <text:p>10.76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1983-06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136" calcext:value-type="float">
            <text:p>10.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1983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656" calcext:value-type="float">
            <text:p>10.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1982-1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7832" calcext:value-type="float">
            <text:p>10.84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1982-10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7248" calcext:value-type="float">
            <text:p>10.74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1982-09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7728" calcext:value-type="float">
            <text:p>10.77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1982-09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9064" calcext:value-type="float">
            <text:p>10.79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1982-08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8856" calcext:value-type="float">
            <text:p>10.65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1982-07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0088" calcext:value-type="float">
            <text:p>10.61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1982-06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228" calcext:value-type="float">
            <text:p>10.62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1982-06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6392" calcext:value-type="float">
            <text:p>10.75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1982-05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4784" calcext:value-type="float">
            <text:p>10.84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1982-04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2696" calcext:value-type="float">
            <text:p>10.90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1982-03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5264" calcext:value-type="float">
            <text:p>10.87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1982-03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3928" calcext:value-type="float">
            <text:p>10.85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1982-03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3928" calcext:value-type="float">
            <text:p>10.85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1982-02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8896" calcext:value-type="float">
            <text:p>10.97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1982-01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8312" calcext:value-type="float">
            <text:p>10.87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1981-1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4784" calcext:value-type="float">
            <text:p>10.84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1981-12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8792" calcext:value-type="float">
            <text:p>10.90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1981-11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3656" calcext:value-type="float">
            <text:p>10.96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1981-10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4888" calcext:value-type="float">
            <text:p>10.91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1981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088" calcext:value-type="float">
            <text:p>10.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1981-08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5264" calcext:value-type="float">
            <text:p>10.87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1981-06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8792" calcext:value-type="float">
            <text:p>10.90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1981-06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4408" calcext:value-type="float">
            <text:p>10.88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1981-05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9544" calcext:value-type="float">
            <text:p>10.82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1981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4408" calcext:value-type="float">
            <text:p>10.88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1981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3928" calcext:value-type="float">
            <text:p>10.85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1981-0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3656" calcext:value-type="float">
            <text:p>10.96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1980-12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0984" calcext:value-type="float">
            <text:p>10.92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1980-1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8792" calcext:value-type="float">
            <text:p>10.90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1980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232" calcext:value-type="float">
            <text:p>10.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1980-09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2696" calcext:value-type="float">
            <text:p>10.90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1980-06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1632" calcext:value-type="float">
            <text:p>10.77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1980-03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2424" calcext:value-type="float">
            <text:p>11.01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1979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3448" calcext:value-type="float">
            <text:p>10.82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1979-09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1736" calcext:value-type="float">
            <text:p>10.84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1979-06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8856" calcext:value-type="float">
            <text:p>10.65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1979-03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4368" calcext:value-type="float">
            <text:p>10.56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1979-01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6392" calcext:value-type="float">
            <text:p>10.75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1978-07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7624" calcext:value-type="float">
            <text:p>10.70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1978-03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1528" calcext:value-type="float">
            <text:p>10.70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1977-12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184" calcext:value-type="float">
            <text:p>10.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1977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2384" calcext:value-type="float">
            <text:p>10.69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1977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6392" calcext:value-type="float">
            <text:p>10.75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1977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7832" calcext:value-type="float">
            <text:p>10.84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1976-1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5472" calcext:value-type="float">
            <text:p>11.01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1976-10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5056" calcext:value-type="float">
            <text:p>10.73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1976-06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0024" calcext:value-type="float">
            <text:p>10.86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1975-1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5432" calcext:value-type="float">
            <text:p>10.69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1975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6392" calcext:value-type="float">
            <text:p>10.75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1975-07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372" calcext:value-type="float">
            <text:p>10.71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1975-06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18" calcext:value-type="float">
            <text:p>10.59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1975-05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4096" calcext:value-type="float">
            <text:p>10.67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1975-04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3824" calcext:value-type="float">
            <text:p>10.78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1975-04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276" calcext:value-type="float">
            <text:p>10.65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1975-03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6872" calcext:value-type="float">
            <text:p>10.78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1975-02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516" calcext:value-type="float">
            <text:p>10.80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1975-02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4032" calcext:value-type="float">
            <text:p>10.92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1975-01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28" calcext:value-type="float">
            <text:p>10.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1974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9648" calcext:value-type="float">
            <text:p>10.89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1974-10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3552" calcext:value-type="float">
            <text:p>10.89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1974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088" calcext:value-type="float">
            <text:p>10.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1974-09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612" calcext:value-type="float">
            <text:p>10.86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1974-08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9064" calcext:value-type="float">
            <text:p>10.79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1974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8104" calcext:value-type="float">
            <text:p>10.73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1974-06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2384" calcext:value-type="float">
            <text:p>10.69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1974-05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848" calcext:value-type="float">
            <text:p>10.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1974-04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4472" calcext:value-type="float">
            <text:p>10.63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1974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3448" calcext:value-type="float">
            <text:p>10.82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16071535501</text:p>
          </table:table-cell>
          <table:table-cell office:value-type="string" calcext:value-type="string">
            <text:p>S 48579. 1</text:p>
          </table:table-cell>
          <table:table-cell office:value-type="string" calcext:value-type="string">
            <text:p>1974-01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516" calcext:value-type="float">
            <text:p>10.80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562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7748" meta:object-count="0"/>
    <meta:user-defined meta:name="AppVersion">3.0</meta:user-defined>
  </office:meta>
</office:document-meta>
</file>